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</office:font-face-decls>
  <office:automatic-styles>
    <style:style style:name="Tabelle1" style:family="table">
      <style:table-properties style:width="11.509cm" table:align="left"/>
    </style:style>
    <style:style style:name="Tabelle1.A" style:family="table-column">
      <style:table-column-properties style:column-width="0.961cm"/>
    </style:style>
    <style:style style:name="Tabelle1.D" style:family="table-column">
      <style:table-column-properties style:column-width="7.382cm"/>
    </style:style>
    <style:style style:name="Tabelle1.E" style:family="table-column">
      <style:table-column-properties style:column-width="1.244cm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0.002cm solid #000000" fo:border-top="none" fo:border-bottom="none"/>
    </style:style>
    <style:style style:name="Tabelle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 style:data-style-name="N100">
      <style:table-cell-properties fo:padding="0.097cm" fo:border="0.002cm solid #000000"/>
    </style:style>
    <style:style style:name="Tabelle1.C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0.3cm"/>
      <style:text-properties style:font-name="Calibri1" fo:font-size="10pt" fo:language="zxx" fo:country="none" style:font-size-asian="10pt" style:font-size-complex="10pt"/>
    </style:style>
    <style:style style:name="P2" style:family="paragraph" style:parent-style-name="Standard">
      <style:paragraph-properties fo:line-height="0.3cm"/>
      <style:text-properties style:font-name="Calibri1" fo:font-size="10pt" fo:language="zxx" fo:country="none" fo:background-color="#e6ff00" style:font-size-asian="10pt" style:font-size-complex="10pt"/>
    </style:style>
    <style:style style:name="P3" style:family="paragraph" style:parent-style-name="Standard">
      <style:paragraph-properties fo:line-height="0.3cm"/>
      <style:text-properties style:font-name="Calibri1" fo:font-size="10pt" fo:language="en" fo:country="US" style:font-size-asian="10pt" style:font-size-complex="10pt"/>
    </style:style>
    <style:style style:name="P4" style:family="paragraph" style:parent-style-name="Standard">
      <style:paragraph-properties fo:line-height="0.3cm"/>
    </style:style>
    <style:style style:name="P5" style:family="paragraph" style:parent-style-name="Standard">
      <style:paragraph-properties fo:line-height="0.3cm"/>
      <style:text-properties style:font-name="Calibri1" fo:font-size="10pt" fo:language="zxx" fo:country="none" style:font-size-asian="10pt" style:font-size-complex="10pt"/>
    </style:style>
    <style:style style:name="P6" style:family="paragraph" style:parent-style-name="Text_20_body" style:master-page-name="Standard">
      <style:paragraph-properties style:page-number="auto"/>
    </style:style>
    <style:style style:name="T1" style:family="text">
      <style:text-properties fo:language="en" fo:country="US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67" text:name="SEQ &quot;flN&quot; \*Arabic"/>
      </text:user-field-decls>
      <text:p text:style-name="P6">Liste der Beerdigten, alfabetisch</text:p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E"/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1" office:value-type="string">
            <text:p text:style-name="P1"><text:sequence text:ref-name="refIllustration0" text:name="Illustration" text:formula="ooow:Illustration+1" style:num-format="1">1</text:sequence></text:p>
          </table:table-cell>
          <table:table-cell table:style-name="Tabelle1.C1" office:value-type="string">
            <text:p text:style-name="P1"><text:bookmark-start text:name="Scholastika"/>Agostini<text:bookmark-end text:name="Scholastika"/>, Scholastika 1937 – 2009</text:p>
          </table:table-cell>
          <table:table-cell table:style-name="Tabelle1.E1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" text:name="Illustration" text:formula="ooow:Illustration+1" style:num-format="1">2</text:sequence></text:p>
          </table:table-cell>
          <table:table-cell table:style-name="Tabelle1.C2" office:value-type="string">
            <text:p text:style-name="P1">Amhof, Alois 1895 - 197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" text:name="Illustration" text:formula="ooow:Illustration+1" style:num-format="1">3</text:sequence></text:p>
          </table:table-cell>
          <table:table-cell table:style-name="Tabelle1.C2" office:value-type="string">
            <text:p text:style-name="P1">Amhof, Aloisia (Sinner) 1902 - 197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" text:name="Illustration" text:formula="ooow:Illustration+1" style:num-format="1">4</text:sequence></text:p>
          </table:table-cell>
          <table:table-cell table:style-name="Tabelle1.C2" office:value-type="string">
            <text:p text:style-name="P1">Amhof, Nikolaus 1770 - 181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" text:name="Illustration" text:formula="ooow:Illustration+1" style:num-format="1">5</text:sequence></text:p>
          </table:table-cell>
          <table:table-cell table:style-name="Tabelle1.C2" office:value-type="string">
            <text:p text:style-name="P1">Amhof, Paula Aloisia 1927 - 200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" text:name="Illustration" text:formula="ooow:Illustration+1" style:num-format="1">6</text:sequence></text:p>
          </table:table-cell>
          <table:table-cell table:style-name="Tabelle1.C2" office:value-type="string">
            <text:p text:style-name="P1">Amhof, Peter 1934 - 200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" text:name="Illustration" text:formula="ooow:Illustration+1" style:num-format="1">7</text:sequence></text:p>
          </table:table-cell>
          <table:table-cell table:style-name="Tabelle1.C2" office:value-type="string">
            <text:p text:style-name="P1">Ampferthaler, Agnes (Tschurtschenthaler) 1897 - 1978</text:p>
          </table:table-cell>
          <table:table-cell table:style-name="Tabelle1.E2" office:value-type="float" office:value="12">
            <text:p text:style-name="P1">01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" text:name="Illustration" text:formula="ooow:Illustration+1" style:num-format="1">8</text:sequence></text:p>
          </table:table-cell>
          <table:table-cell table:style-name="Tabelle1.C2" office:value-type="string">
            <text:p text:style-name="P1">Ampferthaler, Helene 1962 - 1978</text:p>
          </table:table-cell>
          <table:table-cell table:style-name="Tabelle1.E2" office:value-type="float" office:value="6">
            <text:p text:style-name="P1">006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" text:name="Illustration" text:formula="ooow:Illustration+1" style:num-format="1">9</text:sequence></text:p>
          </table:table-cell>
          <table:table-cell table:style-name="Tabelle1.C2" office:value-type="string">
            <text:p text:style-name="P1">Ampferthaler, Karl 1964 - 196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" text:name="Illustration" text:formula="ooow:Illustration+1" style:num-format="1">10</text:sequence></text:p>
          </table:table-cell>
          <table:table-cell table:style-name="Tabelle1.C2" office:value-type="string">
            <text:p text:style-name="P1">Ampferthaler, Maria Anna 1933 - 1984</text:p>
          </table:table-cell>
          <table:table-cell table:style-name="Tabelle1.E2" office:value-type="float" office:value="12">
            <text:p text:style-name="P1">01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" text:name="Illustration" text:formula="ooow:Illustration+1" style:num-format="1">11</text:sequence></text:p>
          </table:table-cell>
          <table:table-cell table:style-name="Tabelle1.C2" office:value-type="string">
            <text:p text:style-name="P1">Ampferthaler, Romedius 1899 - 1981</text:p>
          </table:table-cell>
          <table:table-cell table:style-name="Tabelle1.E2" office:value-type="float" office:value="12">
            <text:p text:style-name="P1">01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" text:name="Illustration" text:formula="ooow:Illustration+1" style:num-format="1">12</text:sequence></text:p>
          </table:table-cell>
          <table:table-cell table:style-name="Tabelle1.C2" office:value-type="string">
            <text:p text:style-name="P1">Ampferthaler, Romedius 1927 - 1997</text:p>
          </table:table-cell>
          <table:table-cell table:style-name="Tabelle1.E2" office:value-type="float" office:value="6">
            <text:p text:style-name="P1">006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" text:name="Illustration" text:formula="ooow:Illustration+1" style:num-format="1">13</text:sequence></text:p>
          </table:table-cell>
          <table:table-cell table:style-name="Tabelle1.C2" office:value-type="string">
            <text:p text:style-name="P1">Auer, Anton 1885 - 194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" text:name="Illustration" text:formula="ooow:Illustration+1" style:num-format="1">14</text:sequence></text:p>
          </table:table-cell>
          <table:table-cell table:style-name="Tabelle1.C2" office:value-type="string">
            <text:p text:style-name="P1">Auer, Johann 1931 - 199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" text:name="Illustration" text:formula="ooow:Illustration+1" style:num-format="1">15</text:sequence></text:p>
          </table:table-cell>
          <table:table-cell table:style-name="Tabelle1.C2" office:value-type="string">
            <text:p text:style-name="P1">Auer, Josefa 1910 - 197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" text:name="Illustration" text:formula="ooow:Illustration+1" style:num-format="1">16</text:sequence></text:p>
          </table:table-cell>
          <table:table-cell table:style-name="Tabelle1.C2" office:value-type="string">
            <text:p text:style-name="P1">Auer, Rosa (Obersinner) 1898 - 1974</text:p>
          </table:table-cell>
          <table:table-cell table:style-name="Tabelle1.E2" office:value-type="float" office:value="999">
            <text:p text:style-name="P1">050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" text:name="Illustration" text:formula="ooow:Illustration+1" style:num-format="1">17</text:sequence></text:p>
          </table:table-cell>
          <table:table-cell table:style-name="Tabelle1.C2" office:value-type="string">
            <text:p text:style-name="P1">Burger, Anna (Graf) 1902 - 1989</text:p>
          </table:table-cell>
          <table:table-cell table:style-name="Tabelle1.E2" office:value-type="float" office:value="999">
            <text:p text:style-name="P1">05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" text:name="Illustration" text:formula="ooow:Illustration+1" style:num-format="1">18</text:sequence></text:p>
          </table:table-cell>
          <table:table-cell table:style-name="Tabelle1.C2" office:value-type="string">
            <text:p text:style-name="P1">Burger, Antonia (Stabinger) 1912 - 200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" text:name="Illustration" text:formula="ooow:Illustration+1" style:num-format="1">19</text:sequence></text:p>
          </table:table-cell>
          <table:table-cell table:style-name="Tabelle1.C2" office:value-type="string">
            <text:p text:style-name="P1">Burger, Erich 1935 - 197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" text:name="Illustration" text:formula="ooow:Illustration+1" style:num-format="1">20</text:sequence></text:p>
          </table:table-cell>
          <table:table-cell table:style-name="Tabelle1.C2" office:value-type="string">
            <text:p text:style-name="P1">Burger, Johann 1942 - 200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" text:name="Illustration" text:formula="ooow:Illustration+1" style:num-format="1">21</text:sequence></text:p>
          </table:table-cell>
          <table:table-cell table:style-name="Tabelle1.C2" office:value-type="string">
            <text:p text:style-name="P1">Burger, Peter 1912 - 197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" text:name="Illustration" text:formula="ooow:Illustration+1" style:num-format="1">22</text:sequence></text:p>
          </table:table-cell>
          <table:table-cell table:style-name="Tabelle1.C2" office:value-type="string">
            <text:p text:style-name="P1">Burger, Peter 1955 - 200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" text:name="Illustration" text:formula="ooow:Illustration+1" style:num-format="1">23</text:sequence></text:p>
          </table:table-cell>
          <table:table-cell table:style-name="Tabelle1.C2" office:value-type="string">
            <text:p text:style-name="P1">Burger, Richard 1924 - 1994</text:p>
          </table:table-cell>
          <table:table-cell table:style-name="Tabelle1.E2" office:value-type="float" office:value="999">
            <text:p text:style-name="P1">05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" text:name="Illustration" text:formula="ooow:Illustration+1" style:num-format="1">24</text:sequence></text:p>
          </table:table-cell>
          <table:table-cell table:style-name="Tabelle1.C2" office:value-type="string">
            <text:p text:style-name="P1">Burger, Thekla (Hintner) 1923 - 1989</text:p>
          </table:table-cell>
          <table:table-cell table:style-name="Tabelle1.E2" office:value-type="float" office:value="22">
            <text:p text:style-name="P1">02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" text:name="Illustration" text:formula="ooow:Illustration+1" style:num-format="1">25</text:sequence></text:p>
          </table:table-cell>
          <table:table-cell table:style-name="Tabelle1.C2" office:value-type="string">
            <text:p text:style-name="P1">BurgVer, Peter 1880 - 196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" text:name="Illustration" text:formula="ooow:Illustration+1" style:num-format="1">26</text:sequence></text:p>
          </table:table-cell>
          <table:table-cell table:style-name="Tabelle1.C2" office:value-type="string">
            <text:p text:style-name="P1">Cierzo, Pasquale 1926 - 197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" text:name="Illustration" text:formula="ooow:Illustration+1" style:num-format="1">27</text:sequence></text:p>
          </table:table-cell>
          <table:table-cell table:style-name="Tabelle1.C2" office:value-type="string">
            <text:p text:style-name="P1">Costabiei, Maria (Stoll) 1911 - 199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7" text:name="Illustration" text:formula="ooow:Illustration+1" style:num-format="1">28</text:sequence></text:p>
          </table:table-cell>
          <table:table-cell table:style-name="Tabelle1.C2" office:value-type="string">
            <text:p text:style-name="P1">Costabiei, Sebastian 1918 - 199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8" text:name="Illustration" text:formula="ooow:Illustration+1" style:num-format="1">29</text:sequence></text:p>
          </table:table-cell>
          <table:table-cell table:style-name="Tabelle1.C2" office:value-type="string">
            <text:p text:style-name="P1">Costamoling, Edi 1946 - 200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9" text:name="Illustration" text:formula="ooow:Illustration+1" style:num-format="1">30</text:sequence></text:p>
          </table:table-cell>
          <table:table-cell table:style-name="Tabelle1.C2" office:value-type="string">
            <text:p text:style-name="P1">Costamoling, Peter 1975 - 201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0" text:name="Illustration" text:formula="ooow:Illustration+1" style:num-format="1">31</text:sequence></text:p>
          </table:table-cell>
          <table:table-cell table:style-name="Tabelle1.C2" office:value-type="string">
            <text:p text:style-name="P1">Durnwalder, Alois 1891 - 196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1" text:name="Illustration" text:formula="ooow:Illustration+1" style:num-format="1">32</text:sequence></text:p>
          </table:table-cell>
          <table:table-cell table:style-name="Tabelle1.C2" office:value-type="string">
            <text:p text:style-name="P1">Durnwalder, Alois 1922 - 199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2" text:name="Illustration" text:formula="ooow:Illustration+1" style:num-format="1">33</text:sequence></text:p>
          </table:table-cell>
          <table:table-cell table:style-name="Tabelle1.C2" office:value-type="string">
            <text:p text:style-name="P1">Durnwalder, Josef 1895 - 197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3" text:name="Illustration" text:formula="ooow:Illustration+1" style:num-format="1">34</text:sequence></text:p>
          </table:table-cell>
          <table:table-cell table:style-name="Tabelle1.C2" office:value-type="string">
            <text:p text:style-name="P1">Durnwalder, Maria (Burger) 1887 - 194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4" text:name="Illustration" text:formula="ooow:Illustration+1" style:num-format="1">35</text:sequence></text:p>
          </table:table-cell>
          <table:table-cell table:style-name="Tabelle1.C2" office:value-type="string">
            <text:p text:style-name="P1">Durnwalder, Paul 1883 - 192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5" text:name="Illustration" text:formula="ooow:Illustration+1" style:num-format="1">36</text:sequence></text:p>
          </table:table-cell>
          <table:table-cell table:style-name="Tabelle1.C2" office:value-type="string">
            <text:p text:style-name="P1">Durnwalder, Rosa (Graf) 1899 - 198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6" text:name="Illustration" text:formula="ooow:Illustration+1" style:num-format="1">37</text:sequence></text:p>
          </table:table-cell>
          <table:table-cell table:style-name="Tabelle1.C2" office:value-type="string">
            <text:p text:style-name="P1">Ferrari, Amedeo 1916 - 1988</text:p>
          </table:table-cell>
          <table:table-cell table:style-name="Tabelle1.E2" office:value-type="float" office:value="999">
            <text:p text:style-name="P1">035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7" text:name="Illustration" text:formula="ooow:Illustration+1" style:num-format="1">38</text:sequence></text:p>
          </table:table-cell>
          <table:table-cell table:style-name="Tabelle1.C2" office:value-type="string">
            <text:p text:style-name="P1">Ferrari, Anna (Gietl) 1920 - 2009</text:p>
          </table:table-cell>
          <table:table-cell table:style-name="Tabelle1.E2" office:value-type="float" office:value="999">
            <text:p text:style-name="P1">035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8" text:name="Illustration" text:formula="ooow:Illustration+1" style:num-format="1">39</text:sequence></text:p>
          </table:table-cell>
          <table:table-cell table:style-name="Tabelle1.C2" office:value-type="string">
            <text:p text:style-name="P1">Festini, Anna (Auer) 1934 - 201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39" text:name="Illustration" text:formula="ooow:Illustration+1" style:num-format="1">40</text:sequence></text:p>
          </table:table-cell>
          <table:table-cell table:style-name="Tabelle1.C2" office:value-type="string">
            <text:p text:style-name="P1">Festini, Josef 1928 - 201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0" text:name="Illustration" text:formula="ooow:Illustration+1" style:num-format="1">41</text:sequence></text:p>
          </table:table-cell>
          <table:table-cell table:style-name="Tabelle1.C2" office:value-type="string">
            <text:p text:style-name="P1">Gietl, Maria (Taschler) 1917 - 200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1" text:name="Illustration" text:formula="ooow:Illustration+1" style:num-format="1">42</text:sequence></text:p>
          </table:table-cell>
          <table:table-cell table:style-name="Tabelle1.C2" office:value-type="string">
            <text:p text:style-name="P1">Gietl, Peter 1904 - 197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2" text:name="Illustration" text:formula="ooow:Illustration+1" style:num-format="1">43</text:sequence></text:p>
          </table:table-cell>
          <table:table-cell table:style-name="Tabelle1.C2" office:value-type="string">
            <text:p text:style-name="P1">Gietl, Peter 1913 - 199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3" text:name="Illustration" text:formula="ooow:Illustration+1" style:num-format="1">44</text:sequence></text:p>
          </table:table-cell>
          <table:table-cell table:style-name="Tabelle1.C2" office:value-type="string">
            <text:p text:style-name="P1">Graf, Aloisia 1960 - 1969</text:p>
          </table:table-cell>
          <table:table-cell table:style-name="Tabelle1.E2" office:value-type="float" office:value="999">
            <text:p text:style-name="P1">999</text:p>
          </table:table-cell>
        </table:table-row>
        <text:soft-page-break/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4" text:name="Illustration" text:formula="ooow:Illustration+1" style:num-format="1">45</text:sequence></text:p>
          </table:table-cell>
          <table:table-cell table:style-name="Tabelle1.C2" office:value-type="string">
            <text:p text:style-name="P1">Graf, Anna 1919 - 200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5" text:name="Illustration" text:formula="ooow:Illustration+1" style:num-format="1">46</text:sequence></text:p>
          </table:table-cell>
          <table:table-cell table:style-name="Tabelle1.C2" office:value-type="string">
            <text:p text:style-name="P1">Graf, Barbara (Auer) 1889 - 1949</text:p>
          </table:table-cell>
          <table:table-cell table:style-name="Tabelle1.E2" office:value-type="float" office:value="999">
            <text:p text:style-name="P1">02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6" text:name="Illustration" text:formula="ooow:Illustration+1" style:num-format="1">47</text:sequence></text:p>
          </table:table-cell>
          <table:table-cell table:style-name="Tabelle1.C2" office:value-type="string">
            <text:p text:style-name="P1">Graf, Bernhard 1982 - 198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7" text:name="Illustration" text:formula="ooow:Illustration+1" style:num-format="1">48</text:sequence></text:p>
          </table:table-cell>
          <table:table-cell table:style-name="Tabelle1.C2" office:value-type="string">
            <text:p text:style-name="P1">Graf, Eduard 1897 - 198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8" text:name="Illustration" text:formula="ooow:Illustration+1" style:num-format="1">49</text:sequence></text:p>
          </table:table-cell>
          <table:table-cell table:style-name="Tabelle1.C2" office:value-type="string">
            <text:p text:style-name="P1">Graf, Eduard 1924 - 1977</text:p>
          </table:table-cell>
          <table:table-cell table:style-name="Tabelle1.E2" office:value-type="float" office:value="999">
            <text:p text:style-name="P1">04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49" text:name="Illustration" text:formula="ooow:Illustration+1" style:num-format="1">50</text:sequence></text:p>
          </table:table-cell>
          <table:table-cell table:style-name="Tabelle1.C2" office:value-type="string">
            <text:p text:style-name="P1">Graf, Jakob 1903 - 1974</text:p>
          </table:table-cell>
          <table:table-cell table:style-name="Tabelle1.E2" office:value-type="float" office:value="999">
            <text:p text:style-name="P1">05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0" text:name="Illustration" text:formula="ooow:Illustration+1" style:num-format="1">51</text:sequence></text:p>
          </table:table-cell>
          <table:table-cell table:style-name="Tabelle1.C2" office:value-type="string">
            <text:p text:style-name="P1">Graf, Johann 1894 - 1978</text:p>
          </table:table-cell>
          <table:table-cell table:style-name="Tabelle1.E2" office:value-type="float" office:value="999">
            <text:p text:style-name="P1">03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1" text:name="Illustration" text:formula="ooow:Illustration+1" style:num-format="1">52</text:sequence></text:p>
          </table:table-cell>
          <table:table-cell table:style-name="Tabelle1.C2" office:value-type="string">
            <text:p text:style-name="P1">Graf, Margareth (Felderer) 1942 - 2012</text:p>
          </table:table-cell>
          <table:table-cell table:style-name="Tabelle1.E2" office:value-type="float" office:value="999">
            <text:p text:style-name="P1">030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2" text:name="Illustration" text:formula="ooow:Illustration+1" style:num-format="1">53</text:sequence></text:p>
          </table:table-cell>
          <table:table-cell table:style-name="Tabelle1.C2" office:value-type="string">
            <text:p text:style-name="P1">Graf, Maria (Burger) 1932 - 200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3" text:name="Illustration" text:formula="ooow:Illustration+1" style:num-format="1">54</text:sequence></text:p>
          </table:table-cell>
          <table:table-cell table:style-name="Tabelle1.C2" office:value-type="string">
            <text:p text:style-name="P1">Graf, Maria (Stoll) 1904 - 1984</text:p>
          </table:table-cell>
          <table:table-cell table:style-name="Tabelle1.E2" office:value-type="float" office:value="999">
            <text:p text:style-name="P1">03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4" text:name="Illustration" text:formula="ooow:Illustration+1" style:num-format="1">55</text:sequence></text:p>
          </table:table-cell>
          <table:table-cell table:style-name="Tabelle1.C2" office:value-type="string">
            <text:p text:style-name="P1">Graf, Richard 1931 – 2013</text:p>
          </table:table-cell>
          <table:table-cell table:style-name="Tabelle1.E2" office:value-type="float" office:value="999">
            <text:p text:style-name="P1">04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5" text:name="Illustration" text:formula="ooow:Illustration+1" style:num-format="1">56</text:sequence></text:p>
          </table:table-cell>
          <table:table-cell table:style-name="Tabelle1.C2" office:value-type="string">
            <text:p text:style-name="P1">Graf, Veronika (Hintner) – 1927 - 2015</text:p>
          </table:table-cell>
          <table:table-cell table:style-name="Tabelle1.E2" office:value-type="float" office:value="21">
            <text:p text:style-name="P1">02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6" text:name="Illustration" text:formula="ooow:Illustration+1" style:num-format="1">57</text:sequence></text:p>
          </table:table-cell>
          <table:table-cell table:style-name="Tabelle1.C2" office:value-type="string">
            <text:p text:style-name="P1">Großgasteiger, Maria 1919 - 1998</text:p>
          </table:table-cell>
          <table:table-cell table:style-name="Tabelle1.E2" office:value-type="float" office:value="999">
            <text:p text:style-name="P1">027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7" text:name="Illustration" text:formula="ooow:Illustration+1" style:num-format="1">58</text:sequence></text:p>
          </table:table-cell>
          <table:table-cell table:style-name="Tabelle1.C2" office:value-type="string">
            <text:p text:style-name="P1">Gutwenger, Barbara (Lechner) 1907 - 199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8" text:name="Illustration" text:formula="ooow:Illustration+1" style:num-format="1">59</text:sequence></text:p>
          </table:table-cell>
          <table:table-cell table:style-name="Tabelle1.C2" office:value-type="string">
            <text:p text:style-name="P1">Gutwenger, Karl 1907 - 199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59" text:name="Illustration" text:formula="ooow:Illustration+1" style:num-format="1">60</text:sequence></text:p>
          </table:table-cell>
          <table:table-cell table:style-name="Tabelle1.C2" office:value-type="string">
            <text:p text:style-name="P1">Haberer, Heinrich 1930 - 1977</text:p>
          </table:table-cell>
          <table:table-cell table:style-name="Tabelle1.E2" office:value-type="float" office:value="999">
            <text:p text:style-name="P1">03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0" text:name="Illustration" text:formula="ooow:Illustration+1" style:num-format="1">61</text:sequence></text:p>
          </table:table-cell>
          <table:table-cell table:style-name="Tabelle1.C2" office:value-type="string">
            <text:p text:style-name="P1">Happacher, Alfred 1943 – 1973</text:p>
          </table:table-cell>
          <table:table-cell table:style-name="Tabelle1.E2" office:value-type="float" office:value="999">
            <text:p text:style-name="P1">03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1" text:name="Illustration" text:formula="ooow:Illustration+1" style:num-format="1">62</text:sequence></text:p>
          </table:table-cell>
          <table:table-cell table:style-name="Tabelle1.C2" office:value-type="string">
            <text:p text:style-name="P3">Hintner, Alois 1906 - 1953</text:p>
          </table:table-cell>
          <table:table-cell table:style-name="Tabelle1.E2" office:value-type="float" office:value="0">
            <text:p text:style-name="P1"><text:span text:style-name="T1">00</text:span>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2" text:name="Illustration" text:formula="ooow:Illustration+1" style:num-format="1">63</text:sequence></text:p>
          </table:table-cell>
          <table:table-cell table:style-name="Tabelle1.C2" office:value-type="string">
            <text:p text:style-name="P1">Hintner, Andreas 1911 - 1981</text:p>
          </table:table-cell>
          <table:table-cell table:style-name="Tabelle1.E2" office:value-type="float" office:value="11">
            <text:p text:style-name="P1">01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3" text:name="Illustration" text:formula="ooow:Illustration+1" style:num-format="1">64</text:sequence></text:p>
          </table:table-cell>
          <table:table-cell table:style-name="Tabelle1.C2" office:value-type="string">
            <text:p text:style-name="P1">Hintner, Angela (Viertler) 1914 - 2001</text:p>
          </table:table-cell>
          <table:table-cell table:style-name="Tabelle1.E2" office:value-type="float" office:value="11">
            <text:p text:style-name="P1">01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75" text:name="Illustration" text:formula="ooow:Illustration+1" style:num-format="1">65</text:sequence></text:p>
          </table:table-cell>
          <table:table-cell table:style-name="Tabelle1.C2" office:value-type="string">
            <text:p text:style-name="P1">Hintner verehl. Mair, Elisabeth 1928-2016</text:p>
          </table:table-cell>
          <table:table-cell table:style-name="Tabelle1.E2" office:value-type="float" office:value="0">
            <text:p text:style-name="P1">08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4" text:name="Illustration" text:formula="ooow:Illustration+1" style:num-format="1">66</text:sequence></text:p>
          </table:table-cell>
          <table:table-cell table:style-name="Tabelle1.C2" office:value-type="string">
            <text:p text:style-name="P1">Hintner, Filomena (Obersinner) 1908 - 198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5" text:name="Illustration" text:formula="ooow:Illustration+1" style:num-format="1">67</text:sequence></text:p>
          </table:table-cell>
          <table:table-cell table:style-name="Tabelle1.C2" office:value-type="string">
            <text:p text:style-name="P1">Hintner, Jakob 1832 - 187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6" text:name="Illustration" text:formula="ooow:Illustration+1" style:num-format="1">68</text:sequence></text:p>
          </table:table-cell>
          <table:table-cell table:style-name="Tabelle1.C2" office:value-type="string">
            <text:p text:style-name="P1">Hintner, Johann 1889 - 1958</text:p>
          </table:table-cell>
          <table:table-cell table:style-name="Tabelle1.E2" office:value-type="float" office:value="999">
            <text:p text:style-name="P1">03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7" text:name="Illustration" text:formula="ooow:Illustration+1" style:num-format="1">69</text:sequence></text:p>
          </table:table-cell>
          <table:table-cell table:style-name="Tabelle1.C2" office:value-type="string">
            <text:p text:style-name="P1">Hintner, Johann 1902 - 196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8" text:name="Illustration" text:formula="ooow:Illustration+1" style:num-format="1">70</text:sequence></text:p>
          </table:table-cell>
          <table:table-cell table:style-name="Tabelle1.C2" office:value-type="string">
            <text:p text:style-name="P1">Hintner, Johann 1914 - 1993</text:p>
          </table:table-cell>
          <table:table-cell table:style-name="Tabelle1.E2" office:value-type="float" office:value="11">
            <text:p text:style-name="P1">01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69" text:name="Illustration" text:formula="ooow:Illustration+1" style:num-format="1">71</text:sequence></text:p>
          </table:table-cell>
          <table:table-cell table:style-name="Tabelle1.C2" office:value-type="string">
            <text:p text:style-name="P1">Hintner, Johann 1929 - 199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0" text:name="Illustration" text:formula="ooow:Illustration+1" style:num-format="1">72</text:sequence></text:p>
          </table:table-cell>
          <table:table-cell table:style-name="Tabelle1.C2" office:value-type="string">
            <text:p text:style-name="P1">Hintner, Josef 1931 - 2009</text:p>
          </table:table-cell>
          <table:table-cell table:style-name="Tabelle1.E2" office:value-type="float" office:value="999">
            <text:p text:style-name="P1">05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1" text:name="Illustration" text:formula="ooow:Illustration+1" style:num-format="1">73</text:sequence></text:p>
          </table:table-cell>
          <table:table-cell table:style-name="Tabelle1.C2" office:value-type="string">
            <text:p text:style-name="P1">Hintner, Josef 1893 - 1915</text:p>
          </table:table-cell>
          <table:table-cell table:style-name="Tabelle1.E2" office:value-type="float" office:value="999">
            <text:p text:style-name="P1">03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2" text:name="Illustration" text:formula="ooow:Illustration+1" style:num-format="1">74</text:sequence></text:p>
          </table:table-cell>
          <table:table-cell table:style-name="Tabelle1.C2" office:value-type="string">
            <text:p text:style-name="P1">Hintner, Konrad 1923 - 1981</text:p>
          </table:table-cell>
          <table:table-cell table:style-name="Tabelle1.E2" office:value-type="float" office:value="11">
            <text:p text:style-name="P1">01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3" text:name="Illustration" text:formula="ooow:Illustration+1" style:num-format="1">75</text:sequence></text:p>
          </table:table-cell>
          <table:table-cell table:style-name="Tabelle1.C2" office:value-type="string">
            <text:p text:style-name="P1">Hintner, Laura 1964 - 196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4" text:name="Illustration" text:formula="ooow:Illustration+1" style:num-format="1">76</text:sequence></text:p>
          </table:table-cell>
          <table:table-cell table:style-name="Tabelle1.C2" office:value-type="string">
            <text:p text:style-name="P1">Hintner, Maria 1892 - 1977</text:p>
          </table:table-cell>
          <table:table-cell table:style-name="Tabelle1.E2" office:value-type="float" office:value="999">
            <text:p text:style-name="P1">04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5" text:name="Illustration" text:formula="ooow:Illustration+1" style:num-format="1">77</text:sequence></text:p>
          </table:table-cell>
          <table:table-cell table:style-name="Tabelle1.C2" office:value-type="string">
            <text:p text:style-name="P1">Hintner, Paul 1928 - 200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6" text:name="Illustration" text:formula="ooow:Illustration+1" style:num-format="1">78</text:sequence></text:p>
          </table:table-cell>
          <table:table-cell table:style-name="Tabelle1.C2" office:value-type="string">
            <text:p text:style-name="P1">Hintner, Peter 1925 - 2013</text:p>
          </table:table-cell>
          <table:table-cell table:style-name="Tabelle1.E2" office:value-type="float" office:value="999">
            <text:p text:style-name="P1">03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7" text:name="Illustration" text:formula="ooow:Illustration+1" style:num-format="1">79</text:sequence></text:p>
          </table:table-cell>
          <table:table-cell table:style-name="Tabelle1.C2" office:value-type="string">
            <text:p text:style-name="P1">Hintner, Thekla (Durnwalder) 1896 - 1943</text:p>
          </table:table-cell>
          <table:table-cell table:style-name="Tabelle1.E2" office:value-type="float" office:value="999">
            <text:p text:style-name="P1">03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8" text:name="Illustration" text:formula="ooow:Illustration+1" style:num-format="1">80</text:sequence></text:p>
          </table:table-cell>
          <table:table-cell table:style-name="Tabelle1.C2" office:value-type="string">
            <text:p text:style-name="P1">Hintner, Thomas 1848 - 192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79" text:name="Illustration" text:formula="ooow:Illustration+1" style:num-format="1">81</text:sequence></text:p>
          </table:table-cell>
          <table:table-cell table:style-name="Tabelle1.C2" office:value-type="string">
            <text:p text:style-name="P1">Hintner, Walter 1946 - 197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0" text:name="Illustration" text:formula="ooow:Illustration+1" style:num-format="1">82</text:sequence></text:p>
          </table:table-cell>
          <table:table-cell table:style-name="Tabelle1.C2" office:value-type="string">
            <text:p text:style-name="P1">Hofer, Anna (Stoll) 1914 - 1990</text:p>
          </table:table-cell>
          <table:table-cell table:style-name="Tabelle1.E2" office:value-type="float" office:value="999">
            <text:p text:style-name="P1">03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1" text:name="Illustration" text:formula="ooow:Illustration+1" style:num-format="1">83</text:sequence></text:p>
          </table:table-cell>
          <table:table-cell table:style-name="Tabelle1.C2" office:value-type="string">
            <text:p text:style-name="P1">Hofer, Johann 1895 - 1976</text:p>
          </table:table-cell>
          <table:table-cell table:style-name="Tabelle1.E2" office:value-type="float" office:value="999">
            <text:p text:style-name="P1">03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2" text:name="Illustration" text:formula="ooow:Illustration+1" style:num-format="1">84</text:sequence></text:p>
          </table:table-cell>
          <table:table-cell table:style-name="Tabelle1.C2" office:value-type="string">
            <text:p text:style-name="P1">Höller, Federika 1939 - 201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3" text:name="Illustration" text:formula="ooow:Illustration+1" style:num-format="1">85</text:sequence></text:p>
          </table:table-cell>
          <table:table-cell table:style-name="Tabelle1.C2" office:value-type="string">
            <text:p text:style-name="P1">Hopfgartner, Albin 1965 - 1966</text:p>
          </table:table-cell>
          <table:table-cell table:style-name="Tabelle1.E2" office:value-type="float" office:value="999">
            <text:p text:style-name="P1">027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4" text:name="Illustration" text:formula="ooow:Illustration+1" style:num-format="1">86</text:sequence></text:p>
          </table:table-cell>
          <table:table-cell table:style-name="Tabelle1.C2" office:value-type="string">
            <text:p text:style-name="P1">Hopfgartner, Alois 1962 - 1986</text:p>
          </table:table-cell>
          <table:table-cell table:style-name="Tabelle1.E2" office:value-type="float" office:value="999">
            <text:p text:style-name="P1">027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5" text:name="Illustration" text:formula="ooow:Illustration+1" style:num-format="1">87</text:sequence></text:p>
          </table:table-cell>
          <table:table-cell table:style-name="Tabelle1.C2" office:value-type="string">
            <text:p text:style-name="P1">Hopfgartner, Mirta ???? - ????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6" text:name="Illustration" text:formula="ooow:Illustration+1" style:num-format="1">88</text:sequence></text:p>
          </table:table-cell>
          <table:table-cell table:style-name="Tabelle1.C2" office:value-type="string">
            <text:p text:style-name="P1">Hopfgartner, Simon 1911 - 1985</text:p>
          </table:table-cell>
          <table:table-cell table:style-name="Tabelle1.E2" office:value-type="float" office:value="999">
            <text:p text:style-name="P1">027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7" text:name="Illustration" text:formula="ooow:Illustration+1" style:num-format="1">89</text:sequence></text:p>
          </table:table-cell>
          <table:table-cell table:style-name="Tabelle1.C2" office:value-type="string">
            <text:p text:style-name="P1">Huber, Johann 1932 - 201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8" text:name="Illustration" text:formula="ooow:Illustration+1" style:num-format="1">90</text:sequence></text:p>
          </table:table-cell>
          <table:table-cell table:style-name="Tabelle1.C2" office:value-type="string">
            <text:p text:style-name="P1">Innerbichler, Agatha ???? - ????</text:p>
          </table:table-cell>
          <table:table-cell table:style-name="Tabelle1.E2" office:value-type="float" office:value="999">
            <text:p text:style-name="P1">999</text:p>
          </table:table-cell>
        </table:table-row>
        <text:soft-page-break/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89" text:name="Illustration" text:formula="ooow:Illustration+1" style:num-format="1">91</text:sequence></text:p>
          </table:table-cell>
          <table:table-cell table:style-name="Tabelle1.C2" office:value-type="string">
            <text:p text:style-name="P1">Innerbichler, Agnes 1921 - 197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0" text:name="Illustration" text:formula="ooow:Illustration+1" style:num-format="1">92</text:sequence></text:p>
          </table:table-cell>
          <table:table-cell table:style-name="Tabelle1.C2" office:value-type="string">
            <text:p text:style-name="P1">Innerbichler, Andreas 1964 - 199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1" text:name="Illustration" text:formula="ooow:Illustration+1" style:num-format="1">93</text:sequence></text:p>
          </table:table-cell>
          <table:table-cell table:style-name="Tabelle1.C2" office:value-type="string">
            <text:p text:style-name="P1">Innerbichler, Heinrich 1925 - 2003</text:p>
          </table:table-cell>
          <table:table-cell table:style-name="Tabelle1.E2" office:value-type="float" office:value="4">
            <text:p text:style-name="P1">00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2" text:name="Illustration" text:formula="ooow:Illustration+1" style:num-format="1">94</text:sequence></text:p>
          </table:table-cell>
          <table:table-cell table:style-name="Tabelle1.C2" office:value-type="string">
            <text:p text:style-name="P1">Innerbichler, Heinrich 1927 - 201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3" text:name="Illustration" text:formula="ooow:Illustration+1" style:num-format="1">95</text:sequence></text:p>
          </table:table-cell>
          <table:table-cell table:style-name="Tabelle1.C2" office:value-type="string">
            <text:p text:style-name="P1">Kaiser, Franz 1910 - 197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4" text:name="Illustration" text:formula="ooow:Illustration+1" style:num-format="1">96</text:sequence></text:p>
          </table:table-cell>
          <table:table-cell table:style-name="Tabelle1.C2" office:value-type="string">
            <text:p text:style-name="P1">Kargruber, Anton 1921 - 1986</text:p>
          </table:table-cell>
          <table:table-cell table:style-name="Tabelle1.E2" office:value-type="float" office:value="999">
            <text:p text:style-name="P1">026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5" text:name="Illustration" text:formula="ooow:Illustration+1" style:num-format="1">97</text:sequence></text:p>
          </table:table-cell>
          <table:table-cell table:style-name="Tabelle1.C2" office:value-type="string">
            <text:p text:style-name="P1">Kargruber, Cäcilia (Ladstätter) 1913 - 2005</text:p>
          </table:table-cell>
          <table:table-cell table:style-name="Tabelle1.E2" office:value-type="float" office:value="999">
            <text:p text:style-name="P1">026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6" text:name="Illustration" text:formula="ooow:Illustration+1" style:num-format="1">98</text:sequence></text:p>
          </table:table-cell>
          <table:table-cell table:style-name="Tabelle1.C2" office:value-type="string">
            <text:p text:style-name="P1">Kargruber, Johann 1894 - 197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7" text:name="Illustration" text:formula="ooow:Illustration+1" style:num-format="1">99</text:sequence></text:p>
          </table:table-cell>
          <table:table-cell table:style-name="Tabelle1.C2" office:value-type="string">
            <text:p text:style-name="P1">Kargruber, Rosina (Schwingshackl) 1899 - 197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8" text:name="Illustration" text:formula="ooow:Illustration+1" style:num-format="1">100</text:sequence></text:p>
          </table:table-cell>
          <table:table-cell table:style-name="Tabelle1.C2" office:value-type="string">
            <text:p text:style-name="P1">Klammer, Friedrich 1931 - 197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99" text:name="Illustration" text:formula="ooow:Illustration+1" style:num-format="1">101</text:sequence></text:p>
          </table:table-cell>
          <table:table-cell table:style-name="Tabelle1.C2" office:value-type="string">
            <text:p text:style-name="P2">l e e r</text:p>
          </table:table-cell>
          <table:table-cell table:style-name="Tabelle1.E2" office:value-type="float" office:value="999">
            <text:p text:style-name="P1">036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0" text:name="Illustration" text:formula="ooow:Illustration+1" style:num-format="1">102</text:sequence></text:p>
          </table:table-cell>
          <table:table-cell table:style-name="Tabelle1.C2" office:value-type="string">
            <text:p text:style-name="P1">l e e r</text:p>
          </table:table-cell>
          <table:table-cell table:style-name="Tabelle1.E2" office:value-type="float" office:value="0">
            <text:p text:style-name="P1">025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1" text:name="Illustration" text:formula="ooow:Illustration+1" style:num-format="1">103</text:sequence></text:p>
          </table:table-cell>
          <table:table-cell table:style-name="Tabelle1.C2" office:value-type="string">
            <text:p text:style-name="P2">l e e r</text:p>
          </table:table-cell>
          <table:table-cell table:style-name="Tabelle1.E2" office:value-type="float" office:value="0">
            <text:p text:style-name="P1">02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2" text:name="Illustration" text:formula="ooow:Illustration+1" style:num-format="1">104</text:sequence></text:p>
          </table:table-cell>
          <table:table-cell table:style-name="Tabelle1.C2" office:value-type="string">
            <text:p text:style-name="P1">Ladstätter, Alois 1865 - 191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3" text:name="Illustration" text:formula="ooow:Illustration+1" style:num-format="1">105</text:sequence></text:p>
          </table:table-cell>
          <table:table-cell table:style-name="Tabelle1.C2" office:value-type="string">
            <text:p text:style-name="P1">Ladstätter, Apollonia (Durnwalder) 1898 - 1960</text:p>
          </table:table-cell>
          <table:table-cell table:style-name="Tabelle1.E2" office:value-type="float" office:value="999">
            <text:p text:style-name="P1">02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4" text:name="Illustration" text:formula="ooow:Illustration+1" style:num-format="1">106</text:sequence></text:p>
          </table:table-cell>
          <table:table-cell table:style-name="Tabelle1.C2" office:value-type="string">
            <text:p text:style-name="P1">Ladstätter, Filomena (Graf) 1935 - 2006</text:p>
          </table:table-cell>
          <table:table-cell table:style-name="Tabelle1.E2" office:value-type="float" office:value="999">
            <text:p text:style-name="P1">02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5" text:name="Illustration" text:formula="ooow:Illustration+1" style:num-format="1">107</text:sequence></text:p>
          </table:table-cell>
          <table:table-cell table:style-name="Tabelle1.C2" office:value-type="string">
            <text:p text:style-name="P1">Ladstätter, Johann 1858 - 1932</text:p>
          </table:table-cell>
          <table:table-cell table:style-name="Tabelle1.E2" office:value-type="float" office:value="999">
            <text:p text:style-name="P1">026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6" text:name="Illustration" text:formula="ooow:Illustration+1" style:num-format="1">108</text:sequence></text:p>
          </table:table-cell>
          <table:table-cell table:style-name="Tabelle1.C2" office:value-type="string">
            <text:p text:style-name="P1">Ladstätter, Johann 1889 - 1971</text:p>
          </table:table-cell>
          <table:table-cell table:style-name="Tabelle1.E2" office:value-type="float" office:value="999">
            <text:p text:style-name="P1">02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7" text:name="Illustration" text:formula="ooow:Illustration+1" style:num-format="1">109</text:sequence></text:p>
          </table:table-cell>
          <table:table-cell table:style-name="Tabelle1.C2" office:value-type="string">
            <text:p text:style-name="P1">Ladstätter, Maria (Schraffl) 1826 - 188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8" text:name="Illustration" text:formula="ooow:Illustration+1" style:num-format="1">110</text:sequence></text:p>
          </table:table-cell>
          <table:table-cell table:style-name="Tabelle1.C2" office:value-type="string">
            <text:p text:style-name="P1">Ladstätter, Maria (Treier) 1876 - 1951</text:p>
          </table:table-cell>
          <table:table-cell table:style-name="Tabelle1.E2" office:value-type="float" office:value="999">
            <text:p text:style-name="P1">026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09" text:name="Illustration" text:formula="ooow:Illustration+1" style:num-format="1">111</text:sequence></text:p>
          </table:table-cell>
          <table:table-cell table:style-name="Tabelle1.C2" office:value-type="string">
            <text:p text:style-name="P1">Ladstätter, Philomena 1857 - 185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0" text:name="Illustration" text:formula="ooow:Illustration+1" style:num-format="1">112</text:sequence></text:p>
          </table:table-cell>
          <table:table-cell table:style-name="Tabelle1.C2" office:value-type="string">
            <text:p text:style-name="P1">Ladstätter, Theresia 1860 - 186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1" text:name="Illustration" text:formula="ooow:Illustration+1" style:num-format="1">113</text:sequence></text:p>
          </table:table-cell>
          <table:table-cell table:style-name="Tabelle1.C2" office:value-type="string">
            <text:p text:style-name="P1">Lahner, Franz 1927 - 199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2" text:name="Illustration" text:formula="ooow:Illustration+1" style:num-format="1">114</text:sequence></text:p>
          </table:table-cell>
          <table:table-cell table:style-name="Tabelle1.C2" office:value-type="string">
            <text:p text:style-name="P1">Lahner, Irma 1963 - 199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3" text:name="Illustration" text:formula="ooow:Illustration+1" style:num-format="1">115</text:sequence></text:p>
          </table:table-cell>
          <table:table-cell table:style-name="Tabelle1.C2" office:value-type="string">
            <text:p text:style-name="P1">Lahner, Rosa (Innerbichler) 1923 - 197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4" text:name="Illustration" text:formula="ooow:Illustration+1" style:num-format="1">116</text:sequence></text:p>
          </table:table-cell>
          <table:table-cell table:style-name="Tabelle1.C2" office:value-type="string">
            <text:p text:style-name="P1">Lamp , Peter 1912 - 1979</text:p>
          </table:table-cell>
          <table:table-cell table:style-name="Tabelle1.E2" office:value-type="float" office:value="5">
            <text:p text:style-name="P1">005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5" text:name="Illustration" text:formula="ooow:Illustration+1" style:num-format="1">117</text:sequence></text:p>
          </table:table-cell>
          <table:table-cell table:style-name="Tabelle1.C2" office:value-type="string">
            <text:p text:style-name="P1">Mair, Albin 1929 - 199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6" text:name="Illustration" text:formula="ooow:Illustration+1" style:num-format="1">118</text:sequence></text:p>
          </table:table-cell>
          <table:table-cell table:style-name="Tabelle1.C2" office:value-type="string">
            <text:p text:style-name="P1">Mair, Anton 1936 - 201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7" text:name="Illustration" text:formula="ooow:Illustration+1" style:num-format="1">119</text:sequence></text:p>
          </table:table-cell>
          <table:table-cell table:style-name="Tabelle1.C2" office:value-type="string">
            <text:p text:style-name="P1">Mair, Engelbert 1899 - 196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8" text:name="Illustration" text:formula="ooow:Illustration+1" style:num-format="1">120</text:sequence></text:p>
          </table:table-cell>
          <table:table-cell table:style-name="Tabelle1.C2" office:value-type="string">
            <text:p text:style-name="P1">Mair, Engelbert 1934 - 197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19" text:name="Illustration" text:formula="ooow:Illustration+1" style:num-format="1">121</text:sequence></text:p>
          </table:table-cell>
          <table:table-cell table:style-name="Tabelle1.C2" office:value-type="string">
            <text:p text:style-name="P1">Mair, Franz 1933 - 199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0" text:name="Illustration" text:formula="ooow:Illustration+1" style:num-format="1">122</text:sequence></text:p>
          </table:table-cell>
          <table:table-cell table:style-name="Tabelle1.C2" office:value-type="string">
            <text:p text:style-name="P1">Mair, Maria (Hintner) 1899 - 196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1" text:name="Illustration" text:formula="ooow:Illustration+1" style:num-format="1">123</text:sequence></text:p>
          </table:table-cell>
          <table:table-cell table:style-name="Tabelle1.C2" office:value-type="string">
            <text:p text:style-name="P1">Marchesini, Edith (Senfter) 1926 - 200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2" text:name="Illustration" text:formula="ooow:Illustration+1" style:num-format="1">124</text:sequence></text:p>
          </table:table-cell>
          <table:table-cell table:style-name="Tabelle1.C2" office:value-type="string">
            <text:p text:style-name="P1">Mayr, Erich 1957 - 201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3" text:name="Illustration" text:formula="ooow:Illustration+1" style:num-format="1">125</text:sequence></text:p>
          </table:table-cell>
          <table:table-cell table:style-name="Tabelle1.C2" office:value-type="string">
            <text:p text:style-name="P1">Mayr, Richard 1925 - 2008</text:p>
          </table:table-cell>
          <table:table-cell table:style-name="Tabelle1.E2" office:value-type="float" office:value="16">
            <text:p text:style-name="P1">016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4" text:name="Illustration" text:formula="ooow:Illustration+1" style:num-format="1">126</text:sequence></text:p>
          </table:table-cell>
          <table:table-cell table:style-name="Tabelle1.C2" office:value-type="string">
            <text:p text:style-name="P1">Messner, Alois 1937 - 2011</text:p>
          </table:table-cell>
          <table:table-cell table:style-name="Tabelle1.E2" office:value-type="float" office:value="999">
            <text:p text:style-name="P1">040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5" text:name="Illustration" text:formula="ooow:Illustration+1" style:num-format="1">127</text:sequence></text:p>
          </table:table-cell>
          <table:table-cell table:style-name="Tabelle1.C2" office:value-type="string">
            <text:p text:style-name="P1">Messner, Andreas 1965 – 1989</text:p>
          </table:table-cell>
          <table:table-cell table:style-name="Tabelle1.E2" office:value-type="float" office:value="999">
            <text:p text:style-name="P1">040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6" text:name="Illustration" text:formula="ooow:Illustration+1" style:num-format="1">128</text:sequence></text:p>
          </table:table-cell>
          <table:table-cell table:style-name="Tabelle1.C2" office:value-type="string">
            <text:p text:style-name="P1">Mittich, Andreas 1914 - 200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7" text:name="Illustration" text:formula="ooow:Illustration+1" style:num-format="1">129</text:sequence></text:p>
          </table:table-cell>
          <table:table-cell table:style-name="Tabelle1.C2" office:value-type="string">
            <text:p text:style-name="P1">Moser, Rosa 1919 - 200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8" text:name="Illustration" text:formula="ooow:Illustration+1" style:num-format="1">130</text:sequence></text:p>
          </table:table-cell>
          <table:table-cell table:style-name="Tabelle1.C2" office:value-type="string">
            <text:p text:style-name="P1">Niederbrunner, Margareth 1924 - 201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29" text:name="Illustration" text:formula="ooow:Illustration+1" style:num-format="1">131</text:sequence></text:p>
          </table:table-cell>
          <table:table-cell table:style-name="Tabelle1.C2" office:value-type="string">
            <text:p text:style-name="P1">Niederbrunner, Maria 1896 - 197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0" text:name="Illustration" text:formula="ooow:Illustration+1" style:num-format="1">132</text:sequence></text:p>
          </table:table-cell>
          <table:table-cell table:style-name="Tabelle1.C2" office:value-type="string">
            <text:p text:style-name="P1">Niederegger, Franz 1922 - 200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1" text:name="Illustration" text:formula="ooow:Illustration+1" style:num-format="1">133</text:sequence></text:p>
          </table:table-cell>
          <table:table-cell table:style-name="Tabelle1.C2" office:value-type="string">
            <text:p text:style-name="P1">Niederegger, Franz 1934 - 199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2" text:name="Illustration" text:formula="ooow:Illustration+1" style:num-format="1">134</text:sequence></text:p>
          </table:table-cell>
          <table:table-cell table:style-name="Tabelle1.C2" office:value-type="string">
            <text:p text:style-name="P1">Niederegger, Johann 1944 - 201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3" text:name="Illustration" text:formula="ooow:Illustration+1" style:num-format="1">135</text:sequence></text:p>
          </table:table-cell>
          <table:table-cell table:style-name="Tabelle1.C2" office:value-type="string">
            <text:p text:style-name="P1">Nothdurfter, Marianna (Auer) 1923 - 201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4" text:name="Illustration" text:formula="ooow:Illustration+1" style:num-format="1">136</text:sequence></text:p>
          </table:table-cell>
          <table:table-cell table:style-name="Tabelle1.C2" office:value-type="string">
            <text:p text:style-name="P1">Nothdurfter, Peter 1961 - 1980</text:p>
          </table:table-cell>
          <table:table-cell table:style-name="Tabelle1.E2" office:value-type="float" office:value="999">
            <text:p text:style-name="P1">999</text:p>
          </table:table-cell>
        </table:table-row>
        <text:soft-page-break/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5" text:name="Illustration" text:formula="ooow:Illustration+1" style:num-format="1">137</text:sequence></text:p>
          </table:table-cell>
          <table:table-cell table:style-name="Tabelle1.C2" office:value-type="string">
            <text:p text:style-name="P1">Nothdurfter, Urban 1913 - 199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6" text:name="Illustration" text:formula="ooow:Illustration+1" style:num-format="1">138</text:sequence></text:p>
          </table:table-cell>
          <table:table-cell table:style-name="Tabelle1.C2" office:value-type="string">
            <text:p text:style-name="P1">Oberarzbacher, Hubert 1924 - 201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7" text:name="Illustration" text:formula="ooow:Illustration+1" style:num-format="1">139</text:sequence></text:p>
          </table:table-cell>
          <table:table-cell table:style-name="Tabelle1.C2" office:value-type="string">
            <text:p text:style-name="P1">Oberarzbacher, Johann 1891 - 196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8" text:name="Illustration" text:formula="ooow:Illustration+1" style:num-format="1">140</text:sequence></text:p>
          </table:table-cell>
          <table:table-cell table:style-name="Tabelle1.C2" office:value-type="string">
            <text:p text:style-name="P1">Oberarzbacher, Johann 1918 - 200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39" text:name="Illustration" text:formula="ooow:Illustration+1" style:num-format="1">141</text:sequence></text:p>
          </table:table-cell>
          <table:table-cell table:style-name="Tabelle1.C2" office:value-type="string">
            <text:p text:style-name="P1">Oberarzbacher, Leo 1963 - 196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0" text:name="Illustration" text:formula="ooow:Illustration+1" style:num-format="1">142</text:sequence></text:p>
          </table:table-cell>
          <table:table-cell table:style-name="Tabelle1.C2" office:value-type="string">
            <text:p text:style-name="P1">Oberarzbacher, Rosa (Eder) 1920 - 200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1" text:name="Illustration" text:formula="ooow:Illustration+1" style:num-format="1">143</text:sequence></text:p>
          </table:table-cell>
          <table:table-cell table:style-name="Tabelle1.C2" office:value-type="string">
            <text:p text:style-name="P1">Oberhollenzer, Michael 1915 - 201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2" text:name="Illustration" text:formula="ooow:Illustration+1" style:num-format="1">144</text:sequence></text:p>
          </table:table-cell>
          <table:table-cell table:style-name="Tabelle1.C2" office:value-type="string">
            <text:p text:style-name="P1">Oberleiter, Hubert 1965 - 196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3" text:name="Illustration" text:formula="ooow:Illustration+1" style:num-format="1">145</text:sequence></text:p>
          </table:table-cell>
          <table:table-cell table:style-name="Tabelle1.C2" office:value-type="string">
            <text:p text:style-name="P1">Oberleiter, Ignaz 1923 - 2013</text:p>
          </table:table-cell>
          <table:table-cell table:style-name="Tabelle1.E2" office:value-type="float" office:value="8">
            <text:p text:style-name="P1">00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4" text:name="Illustration" text:formula="ooow:Illustration+1" style:num-format="1">146</text:sequence></text:p>
          </table:table-cell>
          <table:table-cell table:style-name="Tabelle1.C2" office:value-type="string">
            <text:p text:style-name="P1">Obersinner, Alois 1962 - 196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5" text:name="Illustration" text:formula="ooow:Illustration+1" style:num-format="1">147</text:sequence></text:p>
          </table:table-cell>
          <table:table-cell table:style-name="Tabelle1.C2" office:value-type="string">
            <text:p text:style-name="P1">Obersinner, Josef 1899 - 194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6" text:name="Illustration" text:formula="ooow:Illustration+1" style:num-format="1">148</text:sequence></text:p>
          </table:table-cell>
          <table:table-cell table:style-name="Tabelle1.C2" office:value-type="string">
            <text:p text:style-name="P1">Obersinner, Josef 1920 - 1980</text:p>
          </table:table-cell>
          <table:table-cell table:style-name="Tabelle1.E2" office:value-type="float" office:value="10">
            <text:p text:style-name="P1">010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7" text:name="Illustration" text:formula="ooow:Illustration+1" style:num-format="1">149</text:sequence></text:p>
          </table:table-cell>
          <table:table-cell table:style-name="Tabelle1.C2" office:value-type="string">
            <text:p text:style-name="P1">Obersinner, Markus 1967 - 197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8" text:name="Illustration" text:formula="ooow:Illustration+1" style:num-format="1">150</text:sequence></text:p>
          </table:table-cell>
          <table:table-cell table:style-name="Tabelle1.C2" office:value-type="string">
            <text:p text:style-name="P1">Obojes, Monika 1925 - 200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49" text:name="Illustration" text:formula="ooow:Illustration+1" style:num-format="1">151</text:sequence></text:p>
          </table:table-cell>
          <table:table-cell table:style-name="Tabelle1.C2" office:value-type="string">
            <text:p text:style-name="P1">Picchetti, Anna (Durnwalder) 1919 - 195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0" text:name="Illustration" text:formula="ooow:Illustration+1" style:num-format="1">152</text:sequence></text:p>
          </table:table-cell>
          <table:table-cell table:style-name="Tabelle1.C2" office:value-type="string">
            <text:p text:style-name="P1">Picchetti, Aurelio 1914 - 198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1" text:name="Illustration" text:formula="ooow:Illustration+1" style:num-format="1">153</text:sequence></text:p>
          </table:table-cell>
          <table:table-cell table:style-name="Tabelle1.C2" office:value-type="string">
            <text:p text:style-name="P1">Plankensteiner, Agnes (Lechner) 1929 - 197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2" text:name="Illustration" text:formula="ooow:Illustration+1" style:num-format="1">154</text:sequence></text:p>
          </table:table-cell>
          <table:table-cell table:style-name="Tabelle1.C2" office:value-type="string">
            <text:p text:style-name="P1">Plankensteiner, Apollonia (Festini) 1927 - 2009</text:p>
          </table:table-cell>
          <table:table-cell table:style-name="Tabelle1.E2" office:value-type="float" office:value="19">
            <text:p text:style-name="P1">01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3" text:name="Illustration" text:formula="ooow:Illustration+1" style:num-format="1">155</text:sequence></text:p>
          </table:table-cell>
          <table:table-cell table:style-name="Tabelle1.C2" office:value-type="string">
            <text:p text:style-name="P1">Plankensteiner, Chiara 1925 - 201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4" text:name="Illustration" text:formula="ooow:Illustration+1" style:num-format="1">156</text:sequence></text:p>
          </table:table-cell>
          <table:table-cell table:style-name="Tabelle1.C2" office:value-type="string">
            <text:p text:style-name="P1">Plankensteiner, Elisabeth (Edler) 1891 - 1974</text:p>
          </table:table-cell>
          <table:table-cell table:style-name="Tabelle1.E2" office:value-type="float" office:value="999">
            <text:p text:style-name="P1">01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5" text:name="Illustration" text:formula="ooow:Illustration+1" style:num-format="1">157</text:sequence></text:p>
          </table:table-cell>
          <table:table-cell table:style-name="Tabelle1.C2" office:value-type="string">
            <text:p text:style-name="P1">Plankensteiner, Friedrich 1958 - 2008</text:p>
          </table:table-cell>
          <table:table-cell table:style-name="Tabelle1.E2" office:value-type="float" office:value="19">
            <text:p text:style-name="P1">01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6" text:name="Illustration" text:formula="ooow:Illustration+1" style:num-format="1">158</text:sequence></text:p>
          </table:table-cell>
          <table:table-cell table:style-name="Tabelle1.C2" office:value-type="string">
            <text:p text:style-name="P1">Plankensteiner, Gottfried 1929 - 1983</text:p>
          </table:table-cell>
          <table:table-cell table:style-name="Tabelle1.E2" office:value-type="float" office:value="20">
            <text:p text:style-name="P1">020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7" text:name="Illustration" text:formula="ooow:Illustration+1" style:num-format="1">159</text:sequence></text:p>
          </table:table-cell>
          <table:table-cell table:style-name="Tabelle1.C2" office:value-type="string">
            <text:p text:style-name="P1">Plankensteiner, Ignaz 1930 - 1976</text:p>
          </table:table-cell>
          <table:table-cell table:style-name="Tabelle1.E2" office:value-type="float" office:value="999">
            <text:p text:style-name="P1">04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8" text:name="Illustration" text:formula="ooow:Illustration+1" style:num-format="1">160</text:sequence></text:p>
          </table:table-cell>
          <table:table-cell table:style-name="Tabelle1.C2" office:value-type="string">
            <text:p text:style-name="P1">Plankensteiner, Josef 1888 - 1957</text:p>
          </table:table-cell>
          <table:table-cell table:style-name="Tabelle1.E2" office:value-type="float" office:value="999">
            <text:p text:style-name="P1">01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59" text:name="Illustration" text:formula="ooow:Illustration+1" style:num-format="1">161</text:sequence></text:p>
          </table:table-cell>
          <table:table-cell table:style-name="Tabelle1.C2" office:value-type="string">
            <text:p text:style-name="P1">Plankensteiner, Josef 1927 - 1983</text:p>
          </table:table-cell>
          <table:table-cell table:style-name="Tabelle1.E2" office:value-type="float" office:value="999">
            <text:p text:style-name="P1">01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0" text:name="Illustration" text:formula="ooow:Illustration+1" style:num-format="1">162</text:sequence></text:p>
          </table:table-cell>
          <table:table-cell table:style-name="Tabelle1.C2" office:value-type="string">
            <text:p text:style-name="P1">Plankensteiner, Zita (Ploner) 1925 - 1997</text:p>
          </table:table-cell>
          <table:table-cell table:style-name="Tabelle1.E2" office:value-type="float" office:value="20">
            <text:p text:style-name="P1">020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1" text:name="Illustration" text:formula="ooow:Illustration+1" style:num-format="1">163</text:sequence></text:p>
          </table:table-cell>
          <table:table-cell table:style-name="Tabelle1.C2" office:value-type="string">
            <text:p text:style-name="P1">Prader, Johann 1950 - 200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2" text:name="Illustration" text:formula="ooow:Illustration+1" style:num-format="1">164</text:sequence></text:p>
          </table:table-cell>
          <table:table-cell table:style-name="Tabelle1.C2" office:value-type="string">
            <text:p text:style-name="P1">Rauter, Anna (Sparber) 1925 - 201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3" text:name="Illustration" text:formula="ooow:Illustration+1" style:num-format="1">165</text:sequence></text:p>
          </table:table-cell>
          <table:table-cell table:style-name="Tabelle1.C2" office:value-type="string">
            <text:p text:style-name="P1">Rauter, Johann 1954 - 199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4" text:name="Illustration" text:formula="ooow:Illustration+1" style:num-format="1">166</text:sequence></text:p>
          </table:table-cell>
          <table:table-cell table:style-name="Tabelle1.C2" office:value-type="string">
            <text:p text:style-name="P1">Rauter, Raimund 1927 - 200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5" text:name="Illustration" text:formula="ooow:Illustration+1" style:num-format="1">167</text:sequence></text:p>
          </table:table-cell>
          <table:table-cell table:style-name="Tabelle1.C2" office:value-type="string">
            <text:p text:style-name="P1">Rienzner, Helene 1979 - 199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6" text:name="Illustration" text:formula="ooow:Illustration+1" style:num-format="1">168</text:sequence></text:p>
          </table:table-cell>
          <table:table-cell table:style-name="Tabelle1.C2" office:value-type="string">
            <text:p text:style-name="P1">Schnarf, Hilda 1913 - 200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7" text:name="Illustration" text:formula="ooow:Illustration+1" style:num-format="1">169</text:sequence></text:p>
          </table:table-cell>
          <table:table-cell table:style-name="Tabelle1.C2" office:value-type="string">
            <text:p text:style-name="P1">Schuster, Alois 1926 - 2000</text:p>
          </table:table-cell>
          <table:table-cell table:style-name="Tabelle1.E2" office:value-type="float" office:value="999">
            <text:p text:style-name="P1">037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8" text:name="Illustration" text:formula="ooow:Illustration+1" style:num-format="1">170</text:sequence></text:p>
          </table:table-cell>
          <table:table-cell table:style-name="Tabelle1.C2" office:value-type="string">
            <text:p text:style-name="P1">Schuster, Josef 1923 - 199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69" text:name="Illustration" text:formula="ooow:Illustration+1" style:num-format="1">171</text:sequence></text:p>
          </table:table-cell>
          <table:table-cell table:style-name="Tabelle1.C2" office:value-type="string">
            <text:p text:style-name="P1">Schuster, Paul 1922 - 200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0" text:name="Illustration" text:formula="ooow:Illustration+1" style:num-format="1">172</text:sequence></text:p>
          </table:table-cell>
          <table:table-cell table:style-name="Tabelle1.C2" office:value-type="string">
            <text:p text:style-name="P1">Schwingshackl, Albert 1962 - 199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1" text:name="Illustration" text:formula="ooow:Illustration+1" style:num-format="1">173</text:sequence></text:p>
          </table:table-cell>
          <table:table-cell table:style-name="Tabelle1.C2" office:value-type="string">
            <text:p text:style-name="P1">Schwingshackl, Andreas 1857 - 193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2" text:name="Illustration" text:formula="ooow:Illustration+1" style:num-format="1">174</text:sequence></text:p>
          </table:table-cell>
          <table:table-cell table:style-name="Tabelle1.C2" office:value-type="string">
            <text:p text:style-name="P1">Schwingshackl, Andreas 1899 - 1955</text:p>
          </table:table-cell>
          <table:table-cell table:style-name="Tabelle1.E2" office:value-type="float" office:value="3">
            <text:p text:style-name="P1">00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3" text:name="Illustration" text:formula="ooow:Illustration+1" style:num-format="1">175</text:sequence></text:p>
          </table:table-cell>
          <table:table-cell table:style-name="Tabelle1.C2" office:value-type="string">
            <text:p text:style-name="P1">Schwingshackl, Andreas 1903 - 197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4" text:name="Illustration" text:formula="ooow:Illustration+1" style:num-format="1">176</text:sequence></text:p>
          </table:table-cell>
          <table:table-cell table:style-name="Tabelle1.C2" office:value-type="string">
            <text:p text:style-name="P1">Schwingshackl, Andreas 1960 - 196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5" text:name="Illustration" text:formula="ooow:Illustration+1" style:num-format="1">177</text:sequence></text:p>
          </table:table-cell>
          <table:table-cell table:style-name="Tabelle1.C2" office:value-type="string">
            <text:p text:style-name="P1">Schwingshackl, Elisabeth (Eder) 1912 - 199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6" text:name="Illustration" text:formula="ooow:Illustration+1" style:num-format="1">178</text:sequence></text:p>
          </table:table-cell>
          <table:table-cell table:style-name="Tabelle1.C2" office:value-type="string">
            <text:p text:style-name="P1">Schwingshackl, Hermann 1920 - 197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7" text:name="Illustration" text:formula="ooow:Illustration+1" style:num-format="1">179</text:sequence></text:p>
          </table:table-cell>
          <table:table-cell table:style-name="Tabelle1.C2" office:value-type="string">
            <text:p text:style-name="P1">Schwingshackl, Hermann 1920 - 1979</text:p>
          </table:table-cell>
          <table:table-cell table:style-name="Tabelle1.E2" office:value-type="float" office:value="2">
            <text:p text:style-name="P1">002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8" text:name="Illustration" text:formula="ooow:Illustration+1" style:num-format="1">180</text:sequence></text:p>
          </table:table-cell>
          <table:table-cell table:style-name="Tabelle1.C2" office:value-type="string">
            <text:p text:style-name="P1">Schwingshackl, Johann 1911 - 1982</text:p>
          </table:table-cell>
          <table:table-cell table:style-name="Tabelle1.E2" office:value-type="float" office:value="14">
            <text:p text:style-name="P1">01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79" text:name="Illustration" text:formula="ooow:Illustration+1" style:num-format="1">181</text:sequence></text:p>
          </table:table-cell>
          <table:table-cell table:style-name="Tabelle1.C2" office:value-type="string">
            <text:p text:style-name="P1">Schwingshackl, Johann 1948 - 199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0" text:name="Illustration" text:formula="ooow:Illustration+1" style:num-format="1">182</text:sequence></text:p>
          </table:table-cell>
          <table:table-cell table:style-name="Tabelle1.C2" office:value-type="string">
            <text:p text:style-name="P1">Schwingshackl, Josef 1909 - 1978</text:p>
          </table:table-cell>
          <table:table-cell table:style-name="Tabelle1.E2" office:value-type="float" office:value="9">
            <text:p text:style-name="P1">009</text:p>
          </table:table-cell>
        </table:table-row>
        <text:soft-page-break/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1" text:name="Illustration" text:formula="ooow:Illustration+1" style:num-format="1">183</text:sequence></text:p>
          </table:table-cell>
          <table:table-cell table:style-name="Tabelle1.C2" office:value-type="string">
            <text:p text:style-name="P1">Schwingshackl, Margareth (Graf) 1898 - 1973</text:p>
          </table:table-cell>
          <table:table-cell table:style-name="Tabelle1.E2" office:value-type="float" office:value="999">
            <text:p text:style-name="P1">06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2" text:name="Illustration" text:formula="ooow:Illustration+1" style:num-format="1">184</text:sequence></text:p>
          </table:table-cell>
          <table:table-cell table:style-name="Tabelle1.C2" office:value-type="string">
            <text:p text:style-name="P1">Schwingshackl, Maria (Hintner) 1921 - 2004</text:p>
          </table:table-cell>
          <table:table-cell table:style-name="Tabelle1.E2" office:value-type="float" office:value="14">
            <text:p text:style-name="P1">01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3" text:name="Illustration" text:formula="ooow:Illustration+1" style:num-format="1">185</text:sequence></text:p>
          </table:table-cell>
          <table:table-cell table:style-name="Tabelle1.C2" office:value-type="string">
            <text:p text:style-name="P1">Schwingshackl, Peter 1941 - 1969</text:p>
          </table:table-cell>
          <table:table-cell table:style-name="Tabelle1.E2" office:value-type="float" office:value="3">
            <text:p text:style-name="P1">00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4" text:name="Illustration" text:formula="ooow:Illustration+1" style:num-format="1">186</text:sequence></text:p>
          </table:table-cell>
          <table:table-cell table:style-name="Tabelle1.C2" office:value-type="string">
            <text:p text:style-name="P1">Schwingshackl, Regina 1910 - 197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5" text:name="Illustration" text:formula="ooow:Illustration+1" style:num-format="1">187</text:sequence></text:p>
          </table:table-cell>
          <table:table-cell table:style-name="Tabelle1.C2" office:value-type="string">
            <text:p text:style-name="P1">Schwingshackl, Rosina (Seiwald) 1872 - 195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6" text:name="Illustration" text:formula="ooow:Illustration+1" style:num-format="1">188</text:sequence></text:p>
          </table:table-cell>
          <table:table-cell table:style-name="Tabelle1.C2" office:value-type="string">
            <text:p text:style-name="P1">Schwingshackl, Simon 1919 - 199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7" text:name="Illustration" text:formula="ooow:Illustration+1" style:num-format="1">189</text:sequence></text:p>
          </table:table-cell>
          <table:table-cell table:style-name="Tabelle1.C2" office:value-type="string">
            <text:p text:style-name="P1">Schwingshackl, Simon 1951 - 195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8" text:name="Illustration" text:formula="ooow:Illustration+1" style:num-format="1">190</text:sequence></text:p>
          </table:table-cell>
          <table:table-cell table:style-name="Tabelle1.C2" office:value-type="string">
            <text:p text:style-name="P1">Seiwald, Anna (Steinmair) 1918 - 200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89" text:name="Illustration" text:formula="ooow:Illustration+1" style:num-format="1">191</text:sequence></text:p>
          </table:table-cell>
          <table:table-cell table:style-name="Tabelle1.C2" office:value-type="string">
            <text:p text:style-name="P1">Seiwald, Anton 1910 - 199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0" text:name="Illustration" text:formula="ooow:Illustration+1" style:num-format="1">192</text:sequence></text:p>
          </table:table-cell>
          <table:table-cell table:style-name="Tabelle1.C2" office:value-type="string">
            <text:p text:style-name="P1">Seiwald, Cäcilia (Hintner) 1908 - 1990</text:p>
          </table:table-cell>
          <table:table-cell table:style-name="Tabelle1.E2" office:value-type="float" office:value="999">
            <text:p text:style-name="P1">02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1" text:name="Illustration" text:formula="ooow:Illustration+1" style:num-format="1">193</text:sequence></text:p>
          </table:table-cell>
          <table:table-cell table:style-name="Tabelle1.C2" office:value-type="string">
            <text:p text:style-name="P1">Seiwald, Elisabeth (Taschler) 1941 - 2012</text:p>
          </table:table-cell>
          <table:table-cell table:style-name="Tabelle1.E2" office:value-type="float" office:value="17">
            <text:p text:style-name="P1">017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2" text:name="Illustration" text:formula="ooow:Illustration+1" style:num-format="1">194</text:sequence></text:p>
          </table:table-cell>
          <table:table-cell table:style-name="Tabelle1.C2" office:value-type="string">
            <text:p text:style-name="P1">Seiwald, Ferdinand 1912 - 2003</text:p>
          </table:table-cell>
          <table:table-cell table:style-name="Tabelle1.E2" office:value-type="float" office:value="999">
            <text:p text:style-name="P1">03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3" text:name="Illustration" text:formula="ooow:Illustration+1" style:num-format="1">195</text:sequence></text:p>
          </table:table-cell>
          <table:table-cell table:style-name="Tabelle1.C2" office:value-type="string">
            <text:p text:style-name="P1">Seiwald, Gertraud (Weber) 1921 - 201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4" text:name="Illustration" text:formula="ooow:Illustration+1" style:num-format="1">196</text:sequence></text:p>
          </table:table-cell>
          <table:table-cell table:style-name="Tabelle1.C2" office:value-type="string">
            <text:p text:style-name="P1">Seiwald, Gottfried 1900 - 198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5" text:name="Illustration" text:formula="ooow:Illustration+1" style:num-format="1">197</text:sequence></text:p>
          </table:table-cell>
          <table:table-cell table:style-name="Tabelle1.C2" office:value-type="string">
            <text:p text:style-name="P1">Seiwald, Johann 1906 - 2000</text:p>
          </table:table-cell>
          <table:table-cell table:style-name="Tabelle1.E2" office:value-type="float" office:value="999">
            <text:p text:style-name="P1">02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6" text:name="Illustration" text:formula="ooow:Illustration+1" style:num-format="1">198</text:sequence></text:p>
          </table:table-cell>
          <table:table-cell table:style-name="Tabelle1.C2" office:value-type="string">
            <text:p text:style-name="P1">Seiwald, Josef 1865 - 1931</text:p>
          </table:table-cell>
          <table:table-cell table:style-name="Tabelle1.E2" office:value-type="float" office:value="999">
            <text:p text:style-name="P1">Pr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7" text:name="Illustration" text:formula="ooow:Illustration+1" style:num-format="1">199</text:sequence></text:p>
          </table:table-cell>
          <table:table-cell table:style-name="Tabelle1.C2" office:value-type="string">
            <text:p text:style-name="P1">Seiwald, Josef 1899 - 1976</text:p>
          </table:table-cell>
          <table:table-cell table:style-name="Tabelle1.E2" office:value-type="float" office:value="999">
            <text:p text:style-name="P1">04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8" text:name="Illustration" text:formula="ooow:Illustration+1" style:num-format="1">200</text:sequence></text:p>
          </table:table-cell>
          <table:table-cell table:style-name="Tabelle1.C2" office:value-type="string">
            <text:p text:style-name="P1">Seiwald, Josef 1916 - 199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199" text:name="Illustration" text:formula="ooow:Illustration+1" style:num-format="1">201</text:sequence></text:p>
          </table:table-cell>
          <table:table-cell table:style-name="Tabelle1.C2" office:value-type="string">
            <text:p text:style-name="P1">Seiwald, Josef 1940 - 201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0" text:name="Illustration" text:formula="ooow:Illustration+1" style:num-format="1">202</text:sequence></text:p>
          </table:table-cell>
          <table:table-cell table:style-name="Tabelle1.C2" office:value-type="string">
            <text:p text:style-name="P1">Seiwald, Josef 1940-2014</text:p>
          </table:table-cell>
          <table:table-cell table:style-name="Tabelle1.E2" office:value-type="float" office:value="17">
            <text:p text:style-name="P1">017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1" text:name="Illustration" text:formula="ooow:Illustration+1" style:num-format="1">203</text:sequence></text:p>
          </table:table-cell>
          <table:table-cell table:style-name="Tabelle1.C2" office:value-type="string">
            <text:p text:style-name="P1">Seiwald, Maria (Bachmann) 1901 - 1978</text:p>
          </table:table-cell>
          <table:table-cell table:style-name="Tabelle1.E2" office:value-type="float" office:value="999">
            <text:p text:style-name="P1">04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2" text:name="Illustration" text:formula="ooow:Illustration+1" style:num-format="1">204</text:sequence></text:p>
          </table:table-cell>
          <table:table-cell table:style-name="Tabelle1.C2" office:value-type="string">
            <text:p text:style-name="P1">Seiwald, Maria (Burger) 1913 - 2000</text:p>
          </table:table-cell>
          <table:table-cell table:style-name="Tabelle1.E2" office:value-type="float" office:value="999">
            <text:p text:style-name="P1">034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3" text:name="Illustration" text:formula="ooow:Illustration+1" style:num-format="1">205</text:sequence></text:p>
          </table:table-cell>
          <table:table-cell table:style-name="Tabelle1.C2" office:value-type="string">
            <text:p text:style-name="P1">Seiwald, Maria (Hilber) 1901 - 197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4" text:name="Illustration" text:formula="ooow:Illustration+1" style:num-format="1">206</text:sequence></text:p>
          </table:table-cell>
          <table:table-cell table:style-name="Tabelle1.C2" office:value-type="string">
            <text:p text:style-name="P1">Senfter, Herbert 1929 - 1978</text:p>
          </table:table-cell>
          <table:table-cell table:style-name="Tabelle1.E2" office:value-type="float" office:value="7">
            <text:p text:style-name="P1">007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5" text:name="Illustration" text:formula="ooow:Illustration+1" style:num-format="1">207</text:sequence></text:p>
          </table:table-cell>
          <table:table-cell table:style-name="Tabelle1.C2" office:value-type="string">
            <text:p text:style-name="P1">Sinner, Anna ???? - 201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6" text:name="Illustration" text:formula="ooow:Illustration+1" style:num-format="1">208</text:sequence></text:p>
          </table:table-cell>
          <table:table-cell table:style-name="Tabelle1.C2" office:value-type="string">
            <text:p text:style-name="P1">Sinner, Anna (Schwingshackl) 1906 - 197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7" text:name="Illustration" text:formula="ooow:Illustration+1" style:num-format="1">209</text:sequence></text:p>
          </table:table-cell>
          <table:table-cell table:style-name="Tabelle1.C2" office:value-type="string">
            <text:p text:style-name="P1">Sinner, Georg 1935 - 200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8" text:name="Illustration" text:formula="ooow:Illustration+1" style:num-format="1">210</text:sequence></text:p>
          </table:table-cell>
          <table:table-cell table:style-name="Tabelle1.C2" office:value-type="string">
            <text:p text:style-name="P1">Sitzmann, Sabina 1893 - 197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09" text:name="Illustration" text:formula="ooow:Illustration+1" style:num-format="1">211</text:sequence></text:p>
          </table:table-cell>
          <table:table-cell table:style-name="Tabelle1.C2" office:value-type="string">
            <text:p text:style-name="P1">Sparber, Franz 1915 - 200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0" text:name="Illustration" text:formula="ooow:Illustration+1" style:num-format="1">212</text:sequence></text:p>
          </table:table-cell>
          <table:table-cell table:style-name="Tabelle1.C2" office:value-type="string">
            <text:p text:style-name="P1">Sparber, Paula (Niederbrunner) 1908 - 199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1" text:name="Illustration" text:formula="ooow:Illustration+1" style:num-format="1">213</text:sequence></text:p>
          </table:table-cell>
          <table:table-cell table:style-name="Tabelle1.C2" office:value-type="string">
            <text:p text:style-name="P1">Stabinger, Anna (Steinkasserer) 1916 - 1988</text:p>
          </table:table-cell>
          <table:table-cell table:style-name="Tabelle1.E2" office:value-type="float" office:value="999">
            <text:p text:style-name="P1">03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2" text:name="Illustration" text:formula="ooow:Illustration+1" style:num-format="1">214</text:sequence></text:p>
          </table:table-cell>
          <table:table-cell table:style-name="Tabelle1.C2" office:value-type="string">
            <text:p text:style-name="P1">Stabinger, Franz 1909 - 1961</text:p>
          </table:table-cell>
          <table:table-cell table:style-name="Tabelle1.E2" office:value-type="float" office:value="999">
            <text:p text:style-name="P1">03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3" text:name="Illustration" text:formula="ooow:Illustration+1" style:num-format="1">215</text:sequence></text:p>
          </table:table-cell>
          <table:table-cell table:style-name="Tabelle1.C2" office:value-type="string">
            <text:p text:style-name="P1">Steger, Albin 1935 - 196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4" text:name="Illustration" text:formula="ooow:Illustration+1" style:num-format="1">216</text:sequence></text:p>
          </table:table-cell>
          <table:table-cell table:style-name="Tabelle1.C2" office:value-type="string">
            <text:p text:style-name="P1">Steinmair, Albert 1943 - 2008</text:p>
          </table:table-cell>
          <table:table-cell table:style-name="Tabelle1.E2" office:value-type="float" office:value="999">
            <text:p text:style-name="P1">056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5" text:name="Illustration" text:formula="ooow:Illustration+1" style:num-format="1">217</text:sequence></text:p>
          </table:table-cell>
          <table:table-cell table:style-name="Tabelle1.C2" office:value-type="string">
            <text:p text:style-name="P1">Steinmair, Angelika 1997 - 199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6" text:name="Illustration" text:formula="ooow:Illustration+1" style:num-format="1">218</text:sequence></text:p>
          </table:table-cell>
          <table:table-cell table:style-name="Tabelle1.C2" office:value-type="string">
            <text:p text:style-name="P1">Steinmair, Anna (Burger) 1908 - 199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7" text:name="Illustration" text:formula="ooow:Illustration+1" style:num-format="1">219</text:sequence></text:p>
          </table:table-cell>
          <table:table-cell table:style-name="Tabelle1.C2" office:value-type="string">
            <text:p text:style-name="P1">Steinmair, Berta (Ladstätter) 1926 - 1989</text:p>
          </table:table-cell>
          <table:table-cell table:style-name="Tabelle1.E2" office:value-type="float" office:value="1">
            <text:p text:style-name="P1">00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8" text:name="Illustration" text:formula="ooow:Illustration+1" style:num-format="1">220</text:sequence></text:p>
          </table:table-cell>
          <table:table-cell table:style-name="Tabelle1.C2" office:value-type="string">
            <text:p text:style-name="P1">Steinmair, Franz 1869 - 194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19" text:name="Illustration" text:formula="ooow:Illustration+1" style:num-format="1">221</text:sequence></text:p>
          </table:table-cell>
          <table:table-cell table:style-name="Tabelle1.C2" office:value-type="string">
            <text:p text:style-name="P1">Steinmair, Franz 1911 - 1988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0" text:name="Illustration" text:formula="ooow:Illustration+1" style:num-format="1">222</text:sequence></text:p>
          </table:table-cell>
          <table:table-cell table:style-name="Tabelle1.C2" office:value-type="string">
            <text:p text:style-name="P1">Steinmair, Franz 1911 - 1988</text:p>
          </table:table-cell>
          <table:table-cell table:style-name="Tabelle1.E2" office:value-type="float" office:value="1">
            <text:p text:style-name="P1">001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1" text:name="Illustration" text:formula="ooow:Illustration+1" style:num-format="1">223</text:sequence></text:p>
          </table:table-cell>
          <table:table-cell table:style-name="Tabelle1.C2" office:value-type="string">
            <text:p text:style-name="P1">Steinmair, Franz 1967 - 196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2" text:name="Illustration" text:formula="ooow:Illustration+1" style:num-format="1">224</text:sequence></text:p>
          </table:table-cell>
          <table:table-cell table:style-name="Tabelle1.C2" office:value-type="string">
            <text:p text:style-name="P1">Steinmair, Johann 1940 - 200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3" text:name="Illustration" text:formula="ooow:Illustration+1" style:num-format="1">225</text:sequence></text:p>
          </table:table-cell>
          <table:table-cell table:style-name="Tabelle1.C2" office:value-type="string">
            <text:p text:style-name="P1">Steinmair, Josef 1907 - 199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4" text:name="Illustration" text:formula="ooow:Illustration+1" style:num-format="1">226</text:sequence></text:p>
          </table:table-cell>
          <table:table-cell table:style-name="Tabelle1.C2" office:value-type="string">
            <text:p text:style-name="P1">Steinmair, Maria (Colli) 1883 - 198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5" text:name="Illustration" text:formula="ooow:Illustration+1" style:num-format="1">227</text:sequence></text:p>
          </table:table-cell>
          <table:table-cell table:style-name="Tabelle1.C2" office:value-type="string">
            <text:p text:style-name="P1">Steinmair, Maria 1909 - 194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6" text:name="Illustration" text:formula="ooow:Illustration+1" style:num-format="1">228</text:sequence></text:p>
          </table:table-cell>
          <table:table-cell table:style-name="Tabelle1.C2" office:value-type="string">
            <text:p text:style-name="P1">Steinmair, Rita 1958 - 1958</text:p>
          </table:table-cell>
          <table:table-cell table:style-name="Tabelle1.E2" office:value-type="float" office:value="999">
            <text:p text:style-name="P1">999</text:p>
          </table:table-cell>
        </table:table-row>
        <text:soft-page-break/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7" text:name="Illustration" text:formula="ooow:Illustration+1" style:num-format="1">229</text:sequence></text:p>
          </table:table-cell>
          <table:table-cell table:style-name="Tabelle1.C2" office:value-type="string">
            <text:p text:style-name="P1">Steinmair, Wilfried 1977 - 2005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8" text:name="Illustration" text:formula="ooow:Illustration+1" style:num-format="1">230</text:sequence></text:p>
          </table:table-cell>
          <table:table-cell table:style-name="Tabelle1.C2" office:value-type="string">
            <text:p text:style-name="P1">Steinmayr , Vinzenz 1911 - 200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29" text:name="Illustration" text:formula="ooow:Illustration+1" style:num-format="1">231</text:sequence></text:p>
          </table:table-cell>
          <table:table-cell table:style-name="Tabelle1.C2" office:value-type="string">
            <text:p text:style-name="P1">Steinmayr, Angela (Preindl) 1916 - 200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0" text:name="Illustration" text:formula="ooow:Illustration+1" style:num-format="1">232</text:sequence></text:p>
          </table:table-cell>
          <table:table-cell table:style-name="Tabelle1.C2" office:value-type="string">
            <text:p text:style-name="P1">Steinmayr, Elsa (Burger) 1929 - 199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1" text:name="Illustration" text:formula="ooow:Illustration+1" style:num-format="1">233</text:sequence></text:p>
          </table:table-cell>
          <table:table-cell table:style-name="Tabelle1.C2" office:value-type="string">
            <text:p text:style-name="P1">Steinmayr, Ferdinand 1919 - 200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2" text:name="Illustration" text:formula="ooow:Illustration+1" style:num-format="1">234</text:sequence></text:p>
          </table:table-cell>
          <table:table-cell table:style-name="Tabelle1.C2" office:value-type="string">
            <text:p text:style-name="P1">Steinmayr, Maria (Schwingshackl) 1901 - 194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3" text:name="Illustration" text:formula="ooow:Illustration+1" style:num-format="1">235</text:sequence></text:p>
          </table:table-cell>
          <table:table-cell table:style-name="Tabelle1.C2" office:value-type="string">
            <text:p text:style-name="P1">Stoll, Alois 1913 - 199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4" text:name="Illustration" text:formula="ooow:Illustration+1" style:num-format="1">236</text:sequence></text:p>
          </table:table-cell>
          <table:table-cell table:style-name="Tabelle1.C2" office:value-type="string">
            <text:p text:style-name="P1">Stoll, Aloisia (Schwingshackl) 1900 - 199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5" text:name="Illustration" text:formula="ooow:Illustration+1" style:num-format="1">237</text:sequence></text:p>
          </table:table-cell>
          <table:table-cell table:style-name="Tabelle1.C2" office:value-type="string">
            <text:p text:style-name="P1">Stoll, Aloisia (Sitzmann) 1895 - 1976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6" text:name="Illustration" text:formula="ooow:Illustration+1" style:num-format="1">238</text:sequence></text:p>
          </table:table-cell>
          <table:table-cell table:style-name="Tabelle1.C2" office:value-type="string">
            <text:p text:style-name="P1">Stoll, Andrä 1907 - 1967</text:p>
          </table:table-cell>
          <table:table-cell table:style-name="Tabelle1.E2" office:value-type="float" office:value="999">
            <text:p text:style-name="P1">02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7" text:name="Illustration" text:formula="ooow:Illustration+1" style:num-format="1">239</text:sequence></text:p>
          </table:table-cell>
          <table:table-cell table:style-name="Tabelle1.C2" office:value-type="string">
            <text:p text:style-name="P1">Stoll, Andreas 1898 - 198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8" text:name="Illustration" text:formula="ooow:Illustration+1" style:num-format="1">240</text:sequence></text:p>
          </table:table-cell>
          <table:table-cell table:style-name="Tabelle1.C2" office:value-type="string">
            <text:p text:style-name="P1">Stoll, Anna (Stoll) 1905 - 2004</text:p>
          </table:table-cell>
          <table:table-cell table:style-name="Tabelle1.E2" office:value-type="float" office:value="15">
            <text:p text:style-name="P1">015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39" text:name="Illustration" text:formula="ooow:Illustration+1" style:num-format="1">241</text:sequence></text:p>
          </table:table-cell>
          <table:table-cell table:style-name="Tabelle1.C2" office:value-type="string">
            <text:p text:style-name="P1">Stoll, Ferdinand 1927 - 200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0" text:name="Illustration" text:formula="ooow:Illustration+1" style:num-format="1">242</text:sequence></text:p>
          </table:table-cell>
          <table:table-cell table:style-name="Tabelle1.C2" office:value-type="string">
            <text:p text:style-name="P1">Stoll, Filomena 1901 - 1985</text:p>
          </table:table-cell>
          <table:table-cell table:style-name="Tabelle1.E2" office:value-type="float" office:value="999">
            <text:p text:style-name="P1">02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1" text:name="Illustration" text:formula="ooow:Illustration+1" style:num-format="1">243</text:sequence></text:p>
          </table:table-cell>
          <table:table-cell table:style-name="Tabelle1.C2" office:value-type="string">
            <text:p text:style-name="P1">Stoll, Josef 1884 - 197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2" text:name="Illustration" text:formula="ooow:Illustration+1" style:num-format="1">244</text:sequence></text:p>
          </table:table-cell>
          <table:table-cell table:style-name="Tabelle1.C2" office:value-type="string">
            <text:p text:style-name="P1">Stoll, Josef 1905 - 197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3" text:name="Illustration" text:formula="ooow:Illustration+1" style:num-format="1">245</text:sequence></text:p>
          </table:table-cell>
          <table:table-cell table:style-name="Tabelle1.C2" office:value-type="string">
            <text:p text:style-name="P1">Stoll, Josef 1921 - 201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4" text:name="Illustration" text:formula="ooow:Illustration+1" style:num-format="1">246</text:sequence></text:p>
          </table:table-cell>
          <table:table-cell table:style-name="Tabelle1.C2" office:value-type="string">
            <text:p text:style-name="P1">Stoll, Josef 1939 - 200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5" text:name="Illustration" text:formula="ooow:Illustration+1" style:num-format="1">247</text:sequence></text:p>
          </table:table-cell>
          <table:table-cell table:style-name="Tabelle1.C2" office:value-type="string">
            <text:p text:style-name="P1">Stoll, Konrad 1899 - 1967</text:p>
          </table:table-cell>
          <table:table-cell table:style-name="Tabelle1.E2" office:value-type="float" office:value="15">
            <text:p text:style-name="P1">015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6" text:name="Illustration" text:formula="ooow:Illustration+1" style:num-format="1">248</text:sequence></text:p>
          </table:table-cell>
          <table:table-cell table:style-name="Tabelle1.C2" office:value-type="string">
            <text:p text:style-name="P1">Stoll, Magdalena (Kargruber) 1924 - 199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7" text:name="Illustration" text:formula="ooow:Illustration+1" style:num-format="1">249</text:sequence></text:p>
          </table:table-cell>
          <table:table-cell table:style-name="Tabelle1.C2" office:value-type="string">
            <text:p text:style-name="P1">Stoll, Maria (Hintner) 1890 - 197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8" text:name="Illustration" text:formula="ooow:Illustration+1" style:num-format="1">250</text:sequence></text:p>
          </table:table-cell>
          <table:table-cell table:style-name="Tabelle1.C2" office:value-type="string">
            <text:p text:style-name="P1">Stoll, Maria (Hintner) 1904 - 199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49" text:name="Illustration" text:formula="ooow:Illustration+1" style:num-format="1">251</text:sequence></text:p>
          </table:table-cell>
          <table:table-cell table:style-name="Tabelle1.C2" office:value-type="string">
            <text:p text:style-name="P1">Stoll, Maria (Stoll) 1923 - 199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0" text:name="Illustration" text:formula="ooow:Illustration+1" style:num-format="1">252</text:sequence></text:p>
          </table:table-cell>
          <table:table-cell table:style-name="Tabelle1.C2" office:value-type="string">
            <text:p text:style-name="P1">Stoll, Maria 1903 - 1982</text:p>
          </table:table-cell>
          <table:table-cell table:style-name="Tabelle1.E2" office:value-type="float" office:value="15">
            <text:p text:style-name="P1">015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1" text:name="Illustration" text:formula="ooow:Illustration+1" style:num-format="1">253</text:sequence></text:p>
          </table:table-cell>
          <table:table-cell table:style-name="Tabelle1.C2" office:value-type="string">
            <text:p text:style-name="P1">Stoll, Markus 1966 - 200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2" text:name="Illustration" text:formula="ooow:Illustration+1" style:num-format="1">254</text:sequence></text:p>
          </table:table-cell>
          <table:table-cell table:style-name="Tabelle1.C2" office:value-type="string">
            <text:p text:style-name="P1">Stoll, Nikolaus 1926 - 199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3" text:name="Illustration" text:formula="ooow:Illustration+1" style:num-format="1">255</text:sequence></text:p>
          </table:table-cell>
          <table:table-cell table:style-name="Tabelle1.C2" office:value-type="string">
            <text:p text:style-name="P1">Stoll, Nikolaus Georg 1908 - 1997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4" text:name="Illustration" text:formula="ooow:Illustration+1" style:num-format="1">256</text:sequence></text:p>
          </table:table-cell>
          <table:table-cell table:style-name="Tabelle1.C2" office:value-type="string">
            <text:p text:style-name="P1">Stoll, Peter 1887 - 197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5" text:name="Illustration" text:formula="ooow:Illustration+1" style:num-format="1">257</text:sequence></text:p>
          </table:table-cell>
          <table:table-cell table:style-name="Tabelle1.C2" office:value-type="string">
            <text:p text:style-name="P1">Stoll, Peter 1929 - 200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6" text:name="Illustration" text:formula="ooow:Illustration+1" style:num-format="1">258</text:sequence></text:p>
          </table:table-cell>
          <table:table-cell table:style-name="Tabelle1.C2" office:value-type="string">
            <text:p text:style-name="P1">Stoll, Rosa (Stoll) 1907 - 2002</text:p>
          </table:table-cell>
          <table:table-cell table:style-name="Tabelle1.E2" office:value-type="float" office:value="999">
            <text:p text:style-name="P1">02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7" text:name="Illustration" text:formula="ooow:Illustration+1" style:num-format="1">259</text:sequence></text:p>
          </table:table-cell>
          <table:table-cell table:style-name="Tabelle1.C2" office:value-type="string">
            <text:p text:style-name="P1">Stoll, Rosina (Schwingshackl) 1927 - 1990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8" text:name="Illustration" text:formula="ooow:Illustration+1" style:num-format="1">260</text:sequence></text:p>
          </table:table-cell>
          <table:table-cell table:style-name="Tabelle1.C2" office:value-type="string">
            <text:p text:style-name="P1">Taschler, Michael 1893 - 198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59" text:name="Illustration" text:formula="ooow:Illustration+1" style:num-format="1">261</text:sequence></text:p>
          </table:table-cell>
          <table:table-cell table:style-name="Tabelle1.C2" office:value-type="string">
            <text:p text:style-name="P1">Taschler, Michael 1893 - 1984</text:p>
          </table:table-cell>
          <table:table-cell table:style-name="Tabelle1.E2" office:value-type="float" office:value="18">
            <text:p text:style-name="P1">01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0" text:name="Illustration" text:formula="ooow:Illustration+1" style:num-format="1">262</text:sequence></text:p>
          </table:table-cell>
          <table:table-cell table:style-name="Tabelle1.C2" office:value-type="string">
            <text:p text:style-name="P1">Taschler, Zäzilia (Kahn) 1904 - 1984</text:p>
          </table:table-cell>
          <table:table-cell table:style-name="Tabelle1.E2" office:value-type="float" office:value="18">
            <text:p text:style-name="P1">018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1" text:name="Illustration" text:formula="ooow:Illustration+1" style:num-format="1">263</text:sequence></text:p>
          </table:table-cell>
          <table:table-cell table:style-name="Tabelle1.C2" office:value-type="string">
            <text:p text:style-name="P1">Untersteiner, Maria 1853 - 1929</text:p>
          </table:table-cell>
          <table:table-cell table:style-name="Tabelle1.E2" office:value-type="float" office:value="17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2" text:name="Illustration" text:formula="ooow:Illustration+1" style:num-format="1">264</text:sequence></text:p>
          </table:table-cell>
          <table:table-cell table:style-name="Tabelle1.C2" office:value-type="string">
            <text:p text:style-name="P1">Valentini, Matthias 1871 - 1943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3" text:name="Illustration" text:formula="ooow:Illustration+1" style:num-format="1">265</text:sequence></text:p>
          </table:table-cell>
          <table:table-cell table:style-name="Tabelle1.C2" office:value-type="string">
            <text:p text:style-name="P1">Viertler, Agnes 1893 - 1974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4" text:name="Illustration" text:formula="ooow:Illustration+1" style:num-format="1">266</text:sequence></text:p>
          </table:table-cell>
          <table:table-cell table:style-name="Tabelle1.C2" office:value-type="string">
            <text:p text:style-name="P1">Villgrater, Alfons 1916 - 2002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5" text:name="Illustration" text:formula="ooow:Illustration+1" style:num-format="1">267</text:sequence></text:p>
          </table:table-cell>
          <table:table-cell table:style-name="Tabelle1.C2" office:value-type="string">
            <text:p text:style-name="P1">Weber, Alois 1870 - 1956</text:p>
          </table:table-cell>
          <table:table-cell table:style-name="Tabelle1.E2" office:value-type="float" office:value="13">
            <text:p text:style-name="P1">01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6" text:name="Illustration" text:formula="ooow:Illustration+1" style:num-format="1">268</text:sequence></text:p>
          </table:table-cell>
          <table:table-cell table:style-name="Tabelle1.C2" office:value-type="string">
            <text:p text:style-name="P1">Weber, Alois 1924 - 2009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7" text:name="Illustration" text:formula="ooow:Illustration+1" style:num-format="1">269</text:sequence></text:p>
          </table:table-cell>
          <table:table-cell table:style-name="Tabelle1.C2" office:value-type="string">
            <text:p text:style-name="P1">Weber, Christian 1963 - 1981</text:p>
          </table:table-cell>
          <table:table-cell table:style-name="Tabelle1.E2" office:value-type="float" office:value="13">
            <text:p text:style-name="P1">013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8" text:name="Illustration" text:formula="ooow:Illustration+1" style:num-format="1">270</text:sequence></text:p>
          </table:table-cell>
          <table:table-cell table:style-name="Tabelle1.C2" office:value-type="string">
            <text:p text:style-name="P1">Weber, Joseph 1951 - 1951</text:p>
          </table:table-cell>
          <table:table-cell table:style-name="Tabelle1.E2" office:value-type="float" office:value="999">
            <text:p text:style-name="P1">999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2" office:value-type="string">
            <text:p text:style-name="P1"><text:sequence text:ref-name="refIllustration269" text:name="Illustration" text:formula="ooow:Illustration+1" style:num-format="1">271</text:sequence></text:p>
          </table:table-cell>
          <table:table-cell table:style-name="Tabelle1.C2" office:value-type="string">
            <text:p text:style-name="P1">Weber, Theresia H - 1964</text:p>
          </table:table-cell>
          <table:table-cell table:style-name="Tabelle1.E2" office:value-type="float" office:value="999">
            <text:p text:style-name="P1">999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de" fo:country="D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de" fo:country="D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2pt" style:font-name-complex="Arial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2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/>
      <style:text-properties fo:font-style="italic" style:font-size-asian="12pt" style:font-style-asian="italic" style:font-name-complex="Arial1" style:font-style-complex="italic"/>
    </style:style>
    <style:style style:name="Index" style:family="paragraph" style:parent-style-name="Standard" style:class="index"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text-properties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6T11:05:53.30</dc:date>
    <meta:generator>OpenOffice/4.0.1$Win32 OpenOffice.org_project/401m5$Build-9714</meta:generator>
    <meta:editing-duration>PT21H32M37S</meta:editing-duration>
    <meta:editing-cycles>77</meta:editing-cycles>
    <dc:creator>Peter Seiwald</dc:creator>
    <meta:document-statistic meta:table-count="1" meta:image-count="0" meta:object-count="0" meta:page-count="6" meta:paragraph-count="814" meta:word-count="1971" meta:character-count="9832"/>
  </office:meta>
</office:document-meta>
</file>